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6aa" officeooo:paragraph-rsid="001196aa"/>
    </style:style>
    <style:style style:name="P2" style:family="paragraph" style:parent-style-name="Standard">
      <style:text-properties fo:font-weight="bold" officeooo:rsid="001196aa" officeooo:paragraph-rsid="001196aa" fo:background-color="#eeeeee" style:font-weight-asian="bold" style:font-weight-complex="bold"/>
    </style:style>
    <style:style style:name="P3" style:family="paragraph" style:parent-style-name="Standard">
      <style:text-properties officeooo:rsid="001196aa" officeooo:paragraph-rsid="001196aa"/>
    </style:style>
    <style:style style:name="T1" style:family="text">
      <style:text-properties officeooo:rsid="00120335"/>
    </style:style>
    <style:style style:name="T2" style:family="text">
      <style:text-properties officeooo:rsid="0014170f"/>
    </style:style>
    <style:style style:name="T3" style:family="text">
      <style:text-properties officeooo:rsid="00166b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th 10-fold cross validation and 100 repeatitions, obtain the mean shrunken regression coefficient for 11 levels of alpha, going from 0 to 1,</text:p>
      <text:p text:style-name="P2">if a regression coefficient was not selected(shrunken to 0 half or more times) , the final one is also set to 0</text:p>
      <text:p text:style-name="P2"/>
      <text:p text:style-name="P2">for each set of regression coefficients, a logistic regression model is fitted for visit 1, where a diet score is contructed by multiplying the </text:p>
      <text:p text:style-name="P2">nutrients with the regression coefficients and summing up, fit is done to obesity(bmi&gt;=30)</text:p>
      <text:p text:style-name="P2">results:</text:p>
      <text:p text:style-name="P1"/>
      <text:p text:style-name="P1">alpha level : 0</text:p>
      <text:p text:style-name="P1"/>
      <text:p text:style-name="P1"/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0433 <text:s/>-0.4592 <text:s/>-0.3910 <text:s/>-0.3275 <text:s text:c="2"/>2.9301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8.698e+01 <text:s/>1.876e+01 <text:s/>-4.636 3.56e-06 ***</text:p>
      <text:p text:style-name="P1">age <text:s text:c="11"/>-1.061e-01 <text:s/>3.888e-02 <text:s/>-2.729 <text:s/>0.00635 ** </text:p>
      <text:p text:style-name="P1">agesq <text:s text:c="10"/>1.372e-03 <text:s/>4.602e-04 <text:s text:c="2"/>2.981 <text:s/>0.00287 ** </text:p>
      <text:p text:style-name="P1">gender_factor2 <text:s/>1.692e-01 <text:s/>4.123e-02 <text:s text:c="2"/>4.104 4.06e-05 ***</text:p>
      <text:p text:style-name="P1">year <text:s text:c="11"/>4.331e-02 <text:s/>9.404e-03 <text:s text:c="2"/>4.606 4.11e-06 ***</text:p>
      <text:p text:style-name="P1">ffq_factor1 <text:s text:c="3"/>-1.802e-01 <text:s/>7.384e-02 <text:s/>-2.440 <text:s/>0.01469 * <text:s/></text:p>
      <text:p text:style-name="P1">diet_score <text:s text:c="5"/>2.977e+00 <text:s/>1.475e-01 <text:s/>20.177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18300 <text:s/>on 31182 <text:s/>degrees of freedom</text:p>
      <text:p text:style-name="P1">Residual deviance: 17750 <text:s/>on 31176 <text:s/>degrees of freedom</text:p>
      <text:p text:style-name="P1">AIC: 17764</text:p>
      <text:p text:style-name="P1"/>
      <text:p text:style-name="P1">Number of Fisher Scoring iterations: 5</text:p>
      <text:p text:style-name="P1"/>
      <text:p text:style-name="P1">AUC : 0.634718042874844</text:p>
      <text:p text:style-name="P1"/>
      <text:p text:style-name="P1"/>
      <text:p text:style-name="P1"/>
      <text:p text:style-name="P1"/>
      <text:p text:style-name="P1">alpha level : 0.1</text:p>
      <text:p text:style-name="P1"/>
      <text:p text:style-name="P1"><text:soft-page-break/></text:p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0668 <text:s/>-0.4597 <text:s/>-0.3906 <text:s/>-0.3262 <text:s text:c="2"/>2.9586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8.534e+01 <text:s/>1.879e+01 <text:s/>-4.542 5.58e-06 ***</text:p>
      <text:p text:style-name="P1">age <text:s text:c="11"/>-8.943e-02 <text:s/>3.890e-02 <text:s/>-2.299 <text:s/>0.02151 * <text:s/></text:p>
      <text:p text:style-name="P1">agesq <text:s text:c="10"/>1.181e-03 <text:s/>4.605e-04 <text:s text:c="2"/>2.564 <text:s/>0.01036 * <text:s/></text:p>
      <text:p text:style-name="P1">gender_factor2 <text:s/>1.253e-01 <text:s/>4.113e-02 <text:s text:c="2"/>3.047 <text:s/>0.00231 ** </text:p>
      <text:p text:style-name="P1">year <text:s text:c="11"/>4.233e-02 <text:s/>9.418e-03 <text:s text:c="2"/>4.494 6.98e-06 ***</text:p>
      <text:p text:style-name="P1">ffq_factor1 <text:s text:c="3"/>-2.000e-01 <text:s/>7.396e-02 <text:s/>-2.705 <text:s/>0.00684 ** </text:p>
      <text:p text:style-name="P1">diet_score <text:s text:c="5"/>2.927e+00 <text:s/>1.431e-01 <text:s/>20.456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18300 <text:s/>on 31182 <text:s/>degrees of freedom</text:p>
      <text:p text:style-name="P1">Residual deviance: 17740 <text:s/>on 31176 <text:s/>degrees of freedom</text:p>
      <text:p text:style-name="P1">AIC: 17754</text:p>
      <text:p text:style-name="P1"/>
      <text:p text:style-name="P1">Number of Fisher Scoring iterations: 5</text:p>
      <text:p text:style-name="P1"/>
      <text:p text:style-name="P1">AUC : 0.635894576809141</text:p>
      <text:p text:style-name="P1"/>
      <text:p text:style-name="P1"/>
      <text:p text:style-name="P1"/>
      <text:p text:style-name="P1"/>
      <text:p text:style-name="P1">alpha level : 0.2</text:p>
      <text:p text:style-name="P1"/>
      <text:p text:style-name="P1"/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0726 <text:s/>-0.4597 <text:s/>-0.3906 <text:s/>-0.3261 <text:s text:c="2"/>2.9654 <text:s/></text:p>
      <text:p text:style-name="P1"/>
      <text:p text:style-name="P1">Coefficients:</text:p>
      <text:p text:style-name="P1"><text:s text:c="17"/>Estimate Std. Error z value Pr(&gt;|z|) <text:s text:c="3"/></text:p>
      <text:p text:style-name="P1"><text:soft-page-break/>(Intercept) <text:s text:c="3"/>-8.509e+01 <text:s/>1.880e+01 <text:s/>-4.527 5.99e-06 ***</text:p>
      <text:p text:style-name="P1">age <text:s text:c="11"/>-8.317e-02 <text:s/>3.890e-02 <text:s/>-2.138 <text:s/>0.03253 * <text:s/></text:p>
      <text:p text:style-name="P1">agesq <text:s text:c="10"/>1.109e-03 <text:s/>4.606e-04 <text:s text:c="2"/>2.408 <text:s/>0.01603 * <text:s/></text:p>
      <text:p text:style-name="P1">gender_factor2 <text:s/>1.138e-01 <text:s/>4.112e-02 <text:s text:c="2"/>2.768 <text:s/>0.00564 ** </text:p>
      <text:p text:style-name="P1">year <text:s text:c="11"/>4.214e-02 <text:s/>9.422e-03 <text:s text:c="2"/>4.472 7.74e-06 ***</text:p>
      <text:p text:style-name="P1">ffq_factor1 <text:s text:c="3"/>-1.967e-01 <text:s/>7.393e-02 <text:s/>-2.660 <text:s/>0.00781 ** </text:p>
      <text:p text:style-name="P1">diet_score <text:s text:c="5"/>2.907e+00 <text:s/>1.419e-01 <text:s/>20.480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18300 <text:s/>on 31182 <text:s/>degrees of freedom</text:p>
      <text:p text:style-name="P1">Residual deviance: 17739 <text:s/>on 31176 <text:s/>degrees of freedom</text:p>
      <text:p text:style-name="P1">AIC: 17753</text:p>
      <text:p text:style-name="P1"/>
      <text:p text:style-name="P1">Number of Fisher Scoring iterations: 5</text:p>
      <text:p text:style-name="P1"/>
      <text:p text:style-name="P1">AUC : 0.635937403820556</text:p>
      <text:p text:style-name="P1"/>
      <text:p text:style-name="P1"/>
      <text:p text:style-name="P1"/>
      <text:p text:style-name="P1"/>
      <text:p text:style-name="P1">alpha level : 0.3</text:p>
      <text:p text:style-name="P1"/>
      <text:p text:style-name="P1"/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0707 <text:s/>-0.4599 <text:s/>-0.3906 <text:s/>-0.3260 <text:s text:c="2"/>2.9724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8.495e+01 <text:s/>1.880e+01 <text:s/>-4.518 6.23e-06 ***</text:p>
      <text:p text:style-name="P1">age <text:s text:c="11"/>-8.088e-02 <text:s/>3.891e-02 <text:s/>-2.079 <text:s/>0.03766 * <text:s/></text:p>
      <text:p text:style-name="P1">agesq <text:s text:c="10"/>1.082e-03 <text:s/>4.607e-04 <text:s text:c="2"/>2.350 <text:s/>0.01879 * <text:s/></text:p>
      <text:p text:style-name="P1">gender_factor2 <text:s/>1.088e-01 <text:s/>4.112e-02 <text:s text:c="2"/>2.647 <text:s/>0.00812 ** </text:p>
      <text:p text:style-name="P1">year <text:s text:c="11"/>4.205e-02 <text:s/>9.424e-03 <text:s text:c="2"/>4.461 8.14e-06 ***</text:p>
      <text:p text:style-name="P1">ffq_factor1 <text:s text:c="3"/>-1.953e-01 <text:s/>7.391e-02 <text:s/>-2.643 <text:s/>0.00822 ** </text:p>
      <text:p text:style-name="P1">diet_score <text:s text:c="5"/>2.874e+00 <text:s/>1.400e-01 <text:s/>20.523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oft-page-break/><text:s text:c="4"/>Null deviance: 18300 <text:s/>on 31182 <text:s/>degrees of freedom</text:p>
      <text:p text:style-name="P1">Residual deviance: 17737 <text:s/>on 31176 <text:s/>degrees of freedom</text:p>
      <text:p text:style-name="P1">AIC: 17751</text:p>
      <text:p text:style-name="P1"/>
      <text:p text:style-name="P1">Number of Fisher Scoring iterations: 5</text:p>
      <text:p text:style-name="P1"/>
      <text:p text:style-name="P1">AUC : 0.636168005778575</text:p>
      <text:p text:style-name="P1"/>
      <text:p text:style-name="P1"/>
      <text:p text:style-name="P1"/>
      <text:p text:style-name="P1"/>
      <text:p text:style-name="P1">alpha level : 0.4</text:p>
      <text:p text:style-name="P1"/>
      <text:p text:style-name="P1"/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0648 <text:s/>-0.4598 <text:s/>-0.3907 <text:s/>-0.3262 <text:s text:c="2"/>2.9740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8.514e+01 <text:s/>1.880e+01 <text:s/>-4.528 5.95e-06 ***</text:p>
      <text:p text:style-name="P1">age <text:s text:c="11"/>-7.894e-02 <text:s/>3.891e-02 <text:s/>-2.029 <text:s/>0.04245 * <text:s/></text:p>
      <text:p text:style-name="P1">agesq <text:s text:c="10"/>1.062e-03 <text:s/>4.606e-04 <text:s text:c="2"/>2.305 <text:s/>0.02117 * <text:s/></text:p>
      <text:p text:style-name="P1">gender_factor2 <text:s/>1.048e-01 <text:s/>4.111e-02 <text:s text:c="2"/>2.550 <text:s/>0.01077 * <text:s/></text:p>
      <text:p text:style-name="P1">year <text:s text:c="11"/>4.212e-02 <text:s/>9.426e-03 <text:s text:c="2"/>4.469 7.87e-06 ***</text:p>
      <text:p text:style-name="P1">ffq_factor1 <text:s text:c="3"/>-1.924e-01 <text:s/>7.390e-02 <text:s/>-2.604 <text:s/>0.00922 ** </text:p>
      <text:p text:style-name="P1">diet_score <text:s text:c="5"/>2.894e+00 <text:s/>1.415e-01 <text:s/>20.457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18300 <text:s/>on 31182 <text:s/>degrees of freedom</text:p>
      <text:p text:style-name="P1">Residual deviance: 17740 <text:s/>on 31176 <text:s/>degrees of freedom</text:p>
      <text:p text:style-name="P1">AIC: 17754</text:p>
      <text:p text:style-name="P1"/>
      <text:p text:style-name="P1">Number of Fisher Scoring iterations: 5</text:p>
      <text:p text:style-name="P1"/>
      <text:p text:style-name="P1">AUC : 0.635809445545069</text:p>
      <text:p text:style-name="P1"/>
      <text:p text:style-name="P1"/>
      <text:p text:style-name="P1"/>
      <text:p text:style-name="P1"/>
      <text:p text:style-name="P1">alpha level : 0.5</text:p>
      <text:p text:style-name="P1"><text:soft-page-break/></text:p>
      <text:p text:style-name="P1"/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0706 <text:s/>-0.4598 <text:s/>-0.3907 <text:s/>-0.3263 <text:s text:c="2"/>2.9791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8.498e+01 <text:s/>1.881e+01 <text:s/>-4.519 6.22e-06 ***</text:p>
      <text:p text:style-name="P1">age <text:s text:c="11"/>-7.769e-02 <text:s/>3.891e-02 <text:s/>-1.997 <text:s/>0.04587 * <text:s/></text:p>
      <text:p text:style-name="P1">agesq <text:s text:c="10"/>1.048e-03 <text:s/>4.607e-04 <text:s text:c="2"/>2.274 <text:s/>0.02296 * <text:s/></text:p>
      <text:p text:style-name="P1">gender_factor2 <text:s/>1.048e-01 <text:s/>4.111e-02 <text:s text:c="2"/>2.549 <text:s/>0.01080 * <text:s/></text:p>
      <text:p text:style-name="P1">year <text:s text:c="11"/>4.203e-02 <text:s/>9.427e-03 <text:s text:c="2"/>4.458 8.26e-06 ***</text:p>
      <text:p text:style-name="P1">ffq_factor1 <text:s text:c="3"/>-1.908e-01 <text:s/>7.388e-02 <text:s/>-2.582 <text:s/>0.00982 ** </text:p>
      <text:p text:style-name="P1">diet_score <text:s text:c="5"/>2.887e+00 <text:s/>1.409e-01 <text:s/>20.492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18300 <text:s/>on 31182 <text:s/>degrees of freedom</text:p>
      <text:p text:style-name="P1">Residual deviance: 17739 <text:s/>on 31176 <text:s/>degrees of freedom</text:p>
      <text:p text:style-name="P1">AIC: 17753</text:p>
      <text:p text:style-name="P1"/>
      <text:p text:style-name="P1">Number of Fisher Scoring iterations: 5</text:p>
      <text:p text:style-name="P1"/>
      <text:p text:style-name="P1">AUC : 0.636002369665459</text:p>
      <text:p text:style-name="P1"/>
      <text:p text:style-name="P1"/>
      <text:p text:style-name="P1"/>
      <text:p text:style-name="P1"/>
      <text:p text:style-name="P1">alpha level : 0.6</text:p>
      <text:p text:style-name="P1"/>
      <text:p text:style-name="P1"/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0703 <text:s/>-0.4598 <text:s/>-0.3908 <text:s/>-0.3263 <text:s text:c="2"/>2.9808 <text:s/></text:p>
      <text:p text:style-name="P1"/>
      <text:p text:style-name="P1">Coefficients:</text:p>
      <text:p text:style-name="P1"><text:soft-page-break/><text:s text:c="17"/>Estimate Std. Error z value Pr(&gt;|z|) <text:s text:c="3"/></text:p>
      <text:p text:style-name="P1">(Intercept) <text:s text:c="3"/>-8.497e+01 <text:s/>1.881e+01 <text:s/>-4.518 6.24e-06 ***</text:p>
      <text:p text:style-name="P1">age <text:s text:c="11"/>-7.620e-02 <text:s/>3.891e-02 <text:s/>-1.958 <text:s text:c="2"/>0.0502 . <text:s/></text:p>
      <text:p text:style-name="P1">agesq <text:s text:c="10"/>1.031e-03 <text:s/>4.607e-04 <text:s text:c="2"/>2.237 <text:s text:c="2"/>0.0253 * <text:s/></text:p>
      <text:p text:style-name="P1">gender_factor2 <text:s/>1.027e-01 <text:s/>4.111e-02 <text:s text:c="2"/>2.499 <text:s text:c="2"/>0.0124 * <text:s/></text:p>
      <text:p text:style-name="P1">year <text:s text:c="11"/>4.201e-02 <text:s/>9.428e-03 <text:s text:c="2"/>4.456 8.37e-06 ***</text:p>
      <text:p text:style-name="P1">ffq_factor1 <text:s text:c="3"/>-1.897e-01 <text:s/>7.387e-02 <text:s/>-2.569 <text:s text:c="2"/>0.0102 * <text:s/></text:p>
      <text:p text:style-name="P1">diet_score <text:s text:c="5"/>2.883e+00 <text:s/>1.407e-01 <text:s/>20.489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18300 <text:s/>on 31182 <text:s/>degrees of freedom</text:p>
      <text:p text:style-name="P1">Residual deviance: 17739 <text:s/>on 31176 <text:s/>degrees of freedom</text:p>
      <text:p text:style-name="P1">AIC: 17753</text:p>
      <text:p text:style-name="P1"/>
      <text:p text:style-name="P1">Number of Fisher Scoring iterations: 5</text:p>
      <text:p text:style-name="P1"/>
      <text:p text:style-name="P1">AUC : 0.635982034349694</text:p>
      <text:p text:style-name="P1"/>
      <text:p text:style-name="P1"/>
      <text:p text:style-name="P1"/>
      <text:p text:style-name="P1"/>
      <text:p text:style-name="P1">alpha level : 0.7</text:p>
      <text:p text:style-name="P1"/>
      <text:p text:style-name="P1"/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0718 <text:s/>-0.4597 <text:s/>-0.3909 <text:s/>-0.3266 <text:s text:c="2"/>2.9830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8.449e+01 <text:s/>1.881e+01 <text:s/>-4.492 7.06e-06 ***</text:p>
      <text:p text:style-name="P1">age <text:s text:c="11"/>-7.828e-02 <text:s/>3.890e-02 <text:s/>-2.012 <text:s/>0.04421 * <text:s/></text:p>
      <text:p text:style-name="P1">agesq <text:s text:c="10"/>1.054e-03 <text:s/>4.606e-04 <text:s text:c="2"/>2.289 <text:s/>0.02209 * <text:s/></text:p>
      <text:p text:style-name="P1">gender_factor2 <text:s/>1.018e-01 <text:s/>4.111e-02 <text:s text:c="2"/>2.476 <text:s/>0.01329 * <text:s/></text:p>
      <text:p text:style-name="P1">year <text:s text:c="11"/>4.179e-02 <text:s/>9.428e-03 <text:s text:c="2"/>4.432 9.33e-06 ***</text:p>
      <text:p text:style-name="P1">ffq_factor1 <text:s text:c="3"/>-1.909e-01 <text:s/>7.388e-02 <text:s/>-2.584 <text:s/>0.00976 ** </text:p>
      <text:p text:style-name="P1">diet_score <text:s text:c="5"/>2.817e+00 <text:s/>1.380e-01 <text:s/>20.417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><text:soft-page-break/></text:p>
      <text:p text:style-name="P1"><text:s text:c="4"/>Null deviance: 18300 <text:s/>on 31182 <text:s/>degrees of freedom</text:p>
      <text:p text:style-name="P1">Residual deviance: 17741 <text:s/>on 31176 <text:s/>degrees of freedom</text:p>
      <text:p text:style-name="P1">AIC: 17755</text:p>
      <text:p text:style-name="P1"/>
      <text:p text:style-name="P1">Number of Fisher Scoring iterations: 5</text:p>
      <text:p text:style-name="P1"/>
      <text:p text:style-name="P1">AUC : 0.635721530590601</text:p>
      <text:p text:style-name="P1"/>
      <text:p text:style-name="P1"/>
      <text:p text:style-name="P1"/>
      <text:p text:style-name="P1"/>
      <text:p text:style-name="P1">alpha level : 0.8</text:p>
      <text:p text:style-name="P1"/>
      <text:p text:style-name="P1"/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0709 <text:s/>-0.4598 <text:s/>-0.3909 <text:s/>-0.3266 <text:s text:c="2"/>2.9846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8.451e+01 <text:s/>1.881e+01 <text:s/>-4.493 7.03e-06 ***</text:p>
      <text:p text:style-name="P1">age <text:s text:c="11"/>-7.717e-02 <text:s/>3.891e-02 <text:s/>-1.983 <text:s text:c="2"/>0.0473 * <text:s/></text:p>
      <text:p text:style-name="P1">agesq <text:s text:c="10"/>1.042e-03 <text:s/>4.606e-04 <text:s text:c="2"/>2.262 <text:s text:c="2"/>0.0237 * <text:s/></text:p>
      <text:p text:style-name="P1">gender_factor2 <text:s/>1.007e-01 <text:s/>4.111e-02 <text:s text:c="2"/>2.449 <text:s text:c="2"/>0.0143 * <text:s/></text:p>
      <text:p text:style-name="P1">year <text:s text:c="11"/>4.178e-02 <text:s/>9.428e-03 <text:s text:c="2"/>4.432 9.35e-06 ***</text:p>
      <text:p text:style-name="P1">ffq_factor1 <text:s text:c="3"/>-1.900e-01 <text:s/>7.387e-02 <text:s/>-2.572 <text:s text:c="2"/>0.0101 * <text:s/></text:p>
      <text:p text:style-name="P1">diet_score <text:s text:c="5"/>2.833e+00 <text:s/>1.387e-01 <text:s/>20.419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18300 <text:s/>on 31182 <text:s/>degrees of freedom</text:p>
      <text:p text:style-name="P1">Residual deviance: 17741 <text:s/>on 31176 <text:s/>degrees of freedom</text:p>
      <text:p text:style-name="P1">AIC: 17755</text:p>
      <text:p text:style-name="P1"/>
      <text:p text:style-name="P1">Number of Fisher Scoring iterations: 5</text:p>
      <text:p text:style-name="P1"/>
      <text:p text:style-name="P1">AUC : 0.635725699591712</text:p>
      <text:p text:style-name="P1"/>
      <text:p text:style-name="P1"/>
      <text:p text:style-name="P1"/>
      <text:p text:style-name="P1"/>
      <text:p text:style-name="P1"><text:soft-page-break/>alpha level : 0.9</text:p>
      <text:p text:style-name="P1"/>
      <text:p text:style-name="P1"/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0705 <text:s/>-0.4598 <text:s/>-0.3910 <text:s/>-0.3265 <text:s text:c="2"/>2.9856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8.461e+01 <text:s/>1.881e+01 <text:s/>-4.498 6.86e-06 ***</text:p>
      <text:p text:style-name="P1">age <text:s text:c="11"/>-7.588e-02 <text:s/>3.891e-02 <text:s/>-1.950 <text:s text:c="2"/>0.0511 . <text:s/></text:p>
      <text:p text:style-name="P1">agesq <text:s text:c="10"/>1.027e-03 <text:s/>4.607e-04 <text:s text:c="2"/>2.230 <text:s text:c="2"/>0.0257 * <text:s/></text:p>
      <text:p text:style-name="P1">gender_factor2 <text:s/>9.990e-02 <text:s/>4.111e-02 <text:s text:c="2"/>2.430 <text:s text:c="2"/>0.0151 * <text:s/></text:p>
      <text:p text:style-name="P1">year <text:s text:c="11"/>4.182e-02 <text:s/>9.429e-03 <text:s text:c="2"/>4.435 9.19e-06 ***</text:p>
      <text:p text:style-name="P1">ffq_factor1 <text:s text:c="3"/>-1.888e-01 <text:s/>7.387e-02 <text:s/>-2.556 <text:s text:c="2"/>0.0106 * <text:s/></text:p>
      <text:p text:style-name="P1">diet_score <text:s text:c="5"/>2.847e+00 <text:s/>1.394e-01 <text:s/>20.425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18300 <text:s/>on 31182 <text:s/>degrees of freedom</text:p>
      <text:p text:style-name="P1">Residual deviance: 17741 <text:s/>on 31176 <text:s/>degrees of freedom</text:p>
      <text:p text:style-name="P1">AIC: 17755</text:p>
      <text:p text:style-name="P1"/>
      <text:p text:style-name="P1">Number of Fisher Scoring iterations: 5</text:p>
      <text:p text:style-name="P1"/>
      <text:p text:style-name="P1">AUC : 0.635738350353705</text:p>
      <text:p text:style-name="P1"/>
      <text:p text:style-name="P1"/>
      <text:p text:style-name="P1"/>
      <text:p text:style-name="P1"/>
      <text:p text:style-name="P1">alpha level : 1</text:p>
      <text:p text:style-name="P1"/>
      <text:p text:style-name="P1"/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0697 <text:s/>-0.4598 <text:s/>-0.3910 <text:s/>-0.3265 <text:s text:c="2"/>2.9862 <text:s/></text:p>
      <text:p text:style-name="P1"/>
      <text:p text:style-name="P1"><text:soft-page-break/>Coefficients:</text:p>
      <text:p text:style-name="P1"><text:s text:c="17"/>Estimate Std. Error z value Pr(&gt;|z|) <text:s text:c="3"/></text:p>
      <text:p text:style-name="P1">(Intercept) <text:s text:c="3"/>-8.448e+01 <text:s/>1.881e+01 <text:s/>-4.491 7.08e-06 ***</text:p>
      <text:p text:style-name="P1">age <text:s text:c="11"/>-7.618e-02 <text:s/>3.891e-02 <text:s/>-1.958 <text:s text:c="2"/>0.0502 . <text:s/></text:p>
      <text:p text:style-name="P1">agesq <text:s text:c="10"/>1.030e-03 <text:s/>4.607e-04 <text:s text:c="2"/>2.236 <text:s text:c="2"/>0.0254 * <text:s/></text:p>
      <text:p text:style-name="P1">gender_factor2 <text:s/>9.879e-02 <text:s/>4.111e-02 <text:s text:c="2"/>2.403 <text:s text:c="2"/>0.0163 * <text:s/></text:p>
      <text:p text:style-name="P1">year <text:s text:c="11"/>4.176e-02 <text:s/>9.429e-03 <text:s text:c="2"/>4.429 9.47e-06 ***</text:p>
      <text:p text:style-name="P1">ffq_factor1 <text:s text:c="3"/>-1.896e-01 <text:s/>7.387e-02 <text:s/>-2.567 <text:s text:c="2"/>0.0103 * <text:s/></text:p>
      <text:p text:style-name="P1">diet_score <text:s text:c="5"/>2.826e+00 <text:s/>1.383e-01 <text:s/>20.429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18300 <text:s/>on 31182 <text:s/>degrees of freedom</text:p>
      <text:p text:style-name="P1">Residual deviance: 17741 <text:s/>on 31176 <text:s/>degrees of freedom</text:p>
      <text:p text:style-name="P1">AIC: 17755</text:p>
      <text:p text:style-name="P1"/>
      <text:p text:style-name="P1">Number of Fisher Scoring iterations: 5</text:p>
      <text:p text:style-name="P1"/>
      <text:p text:style-name="P1">AUC : 0.635778602778228</text:p>
      <text:p text:style-name="P1"/>
      <text:p text:style-name="P1"/>
      <text:p text:style-name="P1"/>
      <text:p text:style-name="P1"/>
      <text:p text:style-name="P1"/>
      <text:p text:style-name="P2">also check the model if using the regression coefficients from nutrients separately or together(fit bmi), non significant coefficients set to 0</text:p>
      <text:p text:style-name="P2">results:</text:p>
      <text:p text:style-name="P2"/>
      <text:p text:style-name="P2">separetly:</text:p>
      <text:p text:style-name="P2"/>
      <text:p text:style-name="P1">&gt; summary(obesity_model_sep_log_reg)</text:p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0.9799 <text:s/>-0.4553 <text:s/>-0.3994 <text:s/>-0.3486 <text:s text:c="2"/>2.7719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9.041e+01 <text:s/>1.878e+01 <text:s/>-4.814 1.48e-06 ***</text:p>
      <text:p text:style-name="P1">age <text:s text:c="11"/>-1.068e-01 <text:s/>3.888e-02 <text:s/>-2.746 0.006034 ** </text:p>
      <text:p text:style-name="P1">agesq <text:s text:c="10"/>1.407e-03 <text:s/>4.603e-04 <text:s text:c="2"/>3.056 0.002240 ** </text:p>
      <text:p text:style-name="P1">gender_factor2 <text:s/>1.373e-01 <text:s/>4.099e-02 <text:s text:c="2"/>3.350 0.000808 ***</text:p>
      <text:p text:style-name="P1">year <text:s text:c="11"/>4.502e-02 <text:s/>9.410e-03 <text:s text:c="2"/>4.784 1.72e-06 ***</text:p>
      <text:p text:style-name="P1"><text:soft-page-break/>ffq_factor1 <text:s text:c="3"/>-1.117e-01 <text:s/>7.369e-02 <text:s/>-1.516 0.129493 <text:s text:c="3"/></text:p>
      <text:p text:style-name="P1">diet_score <text:s text:c="5"/>4.448e-01 <text:s/>3.016e-02 <text:s/>14.748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18300 <text:s/>on 31182 <text:s/>degrees of freedom</text:p>
      <text:p text:style-name="P1">Residual deviance: 17944 <text:s/>on 31176 <text:s/>degrees of freedom</text:p>
      <text:p text:style-name="P1">AIC: 17958</text:p>
      <text:p text:style-name="P1"/>
      <text:p text:style-name="P1">Number of Fisher Scoring iterations: 5</text:p>
      <text:p text:style-name="P1"/>
      <text:p text:style-name="P1">&gt; </text:p>
      <text:p text:style-name="P1">&gt; pROC::auc(pROC::roc(as.numeric(VIP_data_subset_visit1_complete_cases$obesity), </text:p>
      <text:p text:style-name="P1">+ obesity_model_sep_log_reg$fitted.value))</text:p>
      <text:p text:style-name="P1">Area under the curve: 0.6092</text:p>
      <text:p text:style-name="P1">&gt; </text:p>
      <text:p text:style-name="P1"/>
      <text:p text:style-name="P2"/>
      <text:p text:style-name="P2">together:</text:p>
      <text:p text:style-name="P2"/>
      <text:p text:style-name="P1">&gt; summary(obesity_model_multi_log_reg)</text:p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0924 <text:s/>-0.4593 <text:s/>-0.3908 <text:s/>-0.3247 <text:s text:c="2"/>2.9717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9.487e+01 <text:s/>1.879e+01 <text:s/>-5.048 4.46e-07 ***</text:p>
      <text:p text:style-name="P1">age <text:s text:c="11"/>-4.800e-02 <text:s/>3.906e-02 <text:s/>-1.229 <text:s text:c="2"/>0.2190 <text:s text:c="3"/></text:p>
      <text:p text:style-name="P1">agesq <text:s text:c="10"/>6.571e-04 <text:s/>4.625e-04 <text:s text:c="2"/>1.421 <text:s text:c="2"/>0.1554 <text:s text:c="3"/></text:p>
      <text:p text:style-name="P1">gender_factor2 <text:s/>2.352e-03 <text:s/>4.141e-02 <text:s text:c="2"/>0.057 <text:s text:c="2"/>0.9547 <text:s text:c="3"/></text:p>
      <text:p text:style-name="P1">year <text:s text:c="11"/>4.672e-02 <text:s/>9.422e-03 <text:s text:c="2"/>4.959 7.08e-07 ***</text:p>
      <text:p text:style-name="P1">ffq_factor1 <text:s text:c="3"/>-1.440e-01 <text:s/>7.367e-02 <text:s/>-1.954 <text:s text:c="2"/>0.0507 . <text:s/></text:p>
      <text:p text:style-name="P1">diet_score <text:s text:c="5"/>1.983e+00 <text:s/>9.511e-02 <text:s/>20.851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18300 <text:s/>on 31182 <text:s/>degrees of freedom</text:p>
      <text:p text:style-name="P1">Residual deviance: 17722 <text:s/>on 31176 <text:s/>degrees of freedom</text:p>
      <text:p text:style-name="P1">AIC: 17736</text:p>
      <text:p text:style-name="P1"><text:soft-page-break/></text:p>
      <text:p text:style-name="P1">Number of Fisher Scoring iterations: 5</text:p>
      <text:p text:style-name="P1"/>
      <text:p text:style-name="P1">&gt; </text:p>
      <text:p text:style-name="P1">&gt; pROC::auc(pROC::roc(as.numeric(VIP_data_subset_visit1_complete_cases$obesity), </text:p>
      <text:p text:style-name="P1">+ obesity_model_multi_log_reg$fitted.value))</text:p>
      <text:p text:style-name="P1">Area under the curve: 0.6365</text:p>
      <text:p text:style-name="P1">&gt; </text:p>
      <text:p text:style-name="P1"/>
      <text:p text:style-name="P1"/>
      <text:p text:style-name="P2"/>
      <text:p text:style-name="P2"/>
      <text:p text:style-name="P2">large<text:span text:style-name="T1">s</text:span>t regression coefficient is with alpha=0, smallest fitting separetly, larget <text:span text:style-name="T1">AUC</text:span> is fitting together, second largest for alpha=0.3, third alpha=0.5 , <text:span text:style-name="T1">AIC biggest when fitting together, second biggest alpha=0.3, effect size when fitting together is ~1.98, while the effect size when fitting with alpha=0.3 is 2.87</text:span></text:p>
      <text:p text:style-name="P2"/>
      <text:p text:style-name="P2"/>
      <text:p text:style-name="P2">with these different regression coefficients visit 2 outcome can be tested. one test is using the model of visit1 and independent variables(including diet score) from visit2 and predict obesity, other is to model</text:p>
      <text:p text:style-name="P2">in visit 2 with logistic regression, using basic variables from visit 2, but diet score from visit1, results:</text:p>
      <text:p text:style-name="P2"/>
      <text:p text:style-name="P2">for all alpha levels:</text:p>
      <text:p text:style-name="P2"/>
      <text:p text:style-name="P1"/>
      <text:p text:style-name="P1">alpha level : 0</text:p>
      <text:p text:style-name="P1"/>
      <text:p text:style-name="P1"/>
      <text:p text:style-name="P1">logistic regression</text:p>
      <text:p text:style-name="P1">AUC : 0.609388727626391</text:p>
      <text:p text:style-name="P1"/>
      <text:p text:style-name="P1"/>
      <text:p text:style-name="P1">logistic regression in time</text:p>
      <text:p text:style-name="P1"/>
      <text:p text:style-name="P1">Call:</text:p>
      <text:p text:style-name="P1">glm(formula = VIP_data_subset_visit2_complete_cases$obesity ~ </text:p>
      <text:p text:style-name="P1"><text:s text:c="4"/>VIP_data_subset_visit2_complete_cases$age + VIP_data_subset_visit2_complete_cases$agesq + </text:p>
      <text:p text:style-name="P1"><text:s text:c="8"/>VIP_data_subset_visit2_complete_cases$gender_factor + </text:p>
      <text:p text:style-name="P1"><text:s text:c="8"/>VIP_data_subset_visit2_complete_cases$year + VIP_data_subset_visit2_complete_cases$ffq_factor + </text:p>
      <text:p text:style-name="P1"><text:s text:c="8"/>VIP_data_subset_visit1_complete_cases$diet_score, family = binomial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1578 <text:s/>-0.6032 <text:s/>-0.5311 <text:s/>-0.4504 <text:s text:c="2"/>2.5830 <text:s/></text:p>
      <text:p text:style-name="P1"/>
      <text:p text:style-name="P1">Coefficients:</text:p>
      <text:p text:style-name="P1"><text:soft-page-break/><text:s text:c="55"/>Estimate Std. Error</text:p>
      <text:p text:style-name="P1">(Intercept) <text:s text:c="41"/>-7.150e+01 <text:s/>8.536e+00</text:p>
      <text:p text:style-name="P1">VIP_data_subset_visit2_complete_cases$age <text:s text:c="11"/>-1.056e-01 <text:s/>3.629e-02</text:p>
      <text:p text:style-name="P1">VIP_data_subset_visit2_complete_cases$agesq <text:s text:c="10"/>1.009e-03 <text:s/>3.501e-04</text:p>
      <text:p text:style-name="P1">VIP_data_subset_visit2_complete_cases$gender_factor2 <text:s/>6.019e-02 <text:s/>3.222e-02</text:p>
      <text:p text:style-name="P1">VIP_data_subset_visit2_complete_cases$year <text:s text:c="11"/>3.608e-02 <text:s/>4.329e-03</text:p>
      <text:p text:style-name="P1">VIP_data_subset_visit2_complete_cases$ffq_factor1 <text:s text:c="3"/>-4.817e-01 <text:s/>6.046e-01</text:p>
      <text:p text:style-name="P1">VIP_data_subset_visit1_complete_cases$diet_score <text:s text:c="5"/>2.576e+00 <text:s/>1.154e-01</text:p>
      <text:p text:style-name="P1"><text:s text:c="53"/>z value Pr(&gt;|z|) <text:s text:c="3"/></text:p>
      <text:p text:style-name="P1">(Intercept) <text:s text:c="42"/>-8.376 <text:s/>&lt; 2e-16 ***</text:p>
      <text:p text:style-name="P1">VIP_data_subset_visit2_complete_cases$age <text:s text:c="12"/>-2.910 <text:s/>0.00361 ** </text:p>
      <text:p text:style-name="P1">VIP_data_subset_visit2_complete_cases$agesq <text:s text:c="11"/>2.882 <text:s/>0.00395 ** </text:p>
      <text:p text:style-name="P1">VIP_data_subset_visit2_complete_cases$gender_factor2 <text:s text:c="2"/>1.868 <text:s/>0.06176 . <text:s/></text:p>
      <text:p text:style-name="P1">VIP_data_subset_visit2_complete_cases$year <text:s text:c="12"/>8.334 <text:s/>&lt; 2e-16 ***</text:p>
      <text:p text:style-name="P1">VIP_data_subset_visit2_complete_cases$ffq_factor1 <text:s text:c="4"/>-0.797 <text:s/>0.42555 <text:s text:c="3"/></text:p>
      <text:p text:style-name="P1">VIP_data_subset_visit1_complete_cases$diet_score <text:s text:c="5"/>22.320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806 <text:s/>on 31176 <text:s/>degrees of freedom</text:p>
      <text:p text:style-name="P1">AIC: 25820</text:p>
      <text:p text:style-name="P1"/>
      <text:p text:style-name="P1">Number of Fisher Scoring iterations: 4</text:p>
      <text:p text:style-name="P1"/>
      <text:p text:style-name="P1">AUC : 0.607432035660183</text:p>
      <text:p text:style-name="P1"/>
      <text:p text:style-name="P1"/>
      <text:p text:style-name="P1"/>
      <text:p text:style-name="P1"/>
      <text:p text:style-name="P1">alpha level : 0.1</text:p>
      <text:p text:style-name="P1"/>
      <text:p text:style-name="P1"/>
      <text:p text:style-name="P1">logistic regression</text:p>
      <text:p text:style-name="P1">AUC : 0.612184395903586</text:p>
      <text:p text:style-name="P1"/>
      <text:p text:style-name="P1"/>
      <text:p text:style-name="P1">logistic regression in time</text:p>
      <text:p text:style-name="P1"/>
      <text:p text:style-name="P1">Call:</text:p>
      <text:p text:style-name="P1">glm(formula = VIP_data_subset_visit2_complete_cases$obesity ~ </text:p>
      <text:p text:style-name="P1"><text:s text:c="4"/>VIP_data_subset_visit2_complete_cases$age + VIP_data_subset_visit2_complete_cases$agesq + </text:p>
      <text:p text:style-name="P1"><text:s text:c="8"/>VIP_data_subset_visit2_complete_cases$gender_factor + </text:p>
      <text:p text:style-name="P1"><text:s text:c="8"/>VIP_data_subset_visit2_complete_cases$year + VIP_data_subset_visit2_complete_cases$ffq_factor + </text:p>
      <text:p text:style-name="P1"><text:s text:c="8"/>VIP_data_subset_visit1_complete_cases$diet_score, family = binomial)</text:p>
      <text:p text:style-name="P1"/>
      <text:p text:style-name="P1"><text:soft-page-break/>Deviance Residuals: </text:p>
      <text:p text:style-name="P1"><text:s text:c="4"/>Min <text:s text:c="6"/>1Q <text:s text:c="2"/>Median <text:s text:c="6"/>3Q <text:s text:c="5"/>Max <text:s/></text:p>
      <text:p text:style-name="P1">-1.1777 <text:s/>-0.6034 <text:s/>-0.5305 <text:s/>-0.4502 <text:s text:c="2"/>2.6700 <text:s/></text:p>
      <text:p text:style-name="P1"/>
      <text:p text:style-name="P1">Coefficients:</text:p>
      <text:p text:style-name="P1"><text:s text:c="55"/>Estimate Std. Error</text:p>
      <text:p text:style-name="P1">(Intercept) <text:s text:c="41"/>-7.335e+01 <text:s/>8.550e+00</text:p>
      <text:p text:style-name="P1">VIP_data_subset_visit2_complete_cases$age <text:s text:c="11"/>-8.454e-02 <text:s/>3.627e-02</text:p>
      <text:p text:style-name="P1">VIP_data_subset_visit2_complete_cases$agesq <text:s text:c="10"/>8.111e-04 <text:s/>3.499e-04</text:p>
      <text:p text:style-name="P1">VIP_data_subset_visit2_complete_cases$gender_factor2 <text:s/>1.877e-02 <text:s/>3.215e-02</text:p>
      <text:p text:style-name="P1">VIP_data_subset_visit2_complete_cases$year <text:s text:c="11"/>3.674e-02 <text:s/>4.337e-03</text:p>
      <text:p text:style-name="P1">VIP_data_subset_visit2_complete_cases$ffq_factor1 <text:s text:c="3"/>-4.748e-01 <text:s/>6.046e-01</text:p>
      <text:p text:style-name="P1">VIP_data_subset_visit1_complete_cases$diet_score <text:s text:c="5"/>2.519e+00 <text:s/>1.119e-01</text:p>
      <text:p text:style-name="P1"><text:s text:c="53"/>z value Pr(&gt;|z|) <text:s text:c="3"/></text:p>
      <text:p text:style-name="P1">(Intercept) <text:s text:c="42"/>-8.579 <text:s text:c="2"/>&lt;2e-16 ***</text:p>
      <text:p text:style-name="P1">VIP_data_subset_visit2_complete_cases$age <text:s text:c="12"/>-2.331 <text:s text:c="2"/>0.0198 * <text:s/></text:p>
      <text:p text:style-name="P1">VIP_data_subset_visit2_complete_cases$agesq <text:s text:c="11"/>2.318 <text:s text:c="2"/>0.0205 * <text:s/></text:p>
      <text:p text:style-name="P1">VIP_data_subset_visit2_complete_cases$gender_factor2 <text:s text:c="2"/>0.584 <text:s text:c="2"/>0.5593 <text:s text:c="3"/></text:p>
      <text:p text:style-name="P1">VIP_data_subset_visit2_complete_cases$year <text:s text:c="12"/>8.469 <text:s text:c="2"/>&lt;2e-16 ***</text:p>
      <text:p text:style-name="P1">VIP_data_subset_visit2_complete_cases$ffq_factor1 <text:s text:c="4"/>-0.785 <text:s text:c="2"/>0.4323 <text:s text:c="3"/></text:p>
      <text:p text:style-name="P1">VIP_data_subset_visit1_complete_cases$diet_score <text:s text:c="5"/>22.523 <text:s text:c="2"/>&lt;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797 <text:s/>on 31176 <text:s/>degrees of freedom</text:p>
      <text:p text:style-name="P1">AIC: 25811</text:p>
      <text:p text:style-name="P1"/>
      <text:p text:style-name="P1">Number of Fisher Scoring iterations: 4</text:p>
      <text:p text:style-name="P1"/>
      <text:p text:style-name="P1">AUC : 0.608314120150763</text:p>
      <text:p text:style-name="P1"/>
      <text:p text:style-name="P1"/>
      <text:p text:style-name="P1"/>
      <text:p text:style-name="P1"/>
      <text:p text:style-name="P1">alpha level : 0.2</text:p>
      <text:p text:style-name="P1"/>
      <text:p text:style-name="P1"/>
      <text:p text:style-name="P1">logistic regression</text:p>
      <text:p text:style-name="P1">AUC : 0.612907129334782</text:p>
      <text:p text:style-name="P1"/>
      <text:p text:style-name="P1"/>
      <text:p text:style-name="P1">logistic regression in time</text:p>
      <text:p text:style-name="P1"/>
      <text:p text:style-name="P1">Call:</text:p>
      <text:p text:style-name="P1">glm(formula = VIP_data_subset_visit2_complete_cases$obesity ~ </text:p>
      <text:p text:style-name="P1"><text:s text:c="4"/>VIP_data_subset_visit2_complete_cases$age + VIP_data_subset_visit2_complete_cases$agesq + </text:p>
      <text:p text:style-name="P1"><text:soft-page-break/><text:s text:c="8"/>VIP_data_subset_visit2_complete_cases$gender_factor + </text:p>
      <text:p text:style-name="P1"><text:s text:c="8"/>VIP_data_subset_visit2_complete_cases$year + VIP_data_subset_visit2_complete_cases$ffq_factor + </text:p>
      <text:p text:style-name="P1"><text:s text:c="8"/>VIP_data_subset_visit1_complete_cases$diet_score, family = binomial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1819 <text:s/>-0.6035 <text:s/>-0.5307 <text:s/>-0.4502 <text:s text:c="2"/>2.6899 <text:s/></text:p>
      <text:p text:style-name="P1"/>
      <text:p text:style-name="P1">Coefficients:</text:p>
      <text:p text:style-name="P1"><text:s text:c="55"/>Estimate Std. Error</text:p>
      <text:p text:style-name="P1">(Intercept) <text:s text:c="41"/>-7.245e+01 <text:s/>8.552e+00</text:p>
      <text:p text:style-name="P1">VIP_data_subset_visit2_complete_cases$age <text:s text:c="11"/>-7.732e-02 <text:s/>3.626e-02</text:p>
      <text:p text:style-name="P1">VIP_data_subset_visit2_complete_cases$agesq <text:s text:c="10"/>7.436e-04 <text:s/>3.499e-04</text:p>
      <text:p text:style-name="P1">VIP_data_subset_visit2_complete_cases$gender_factor2 <text:s/>8.134e-03 <text:s/>3.215e-02</text:p>
      <text:p text:style-name="P1">VIP_data_subset_visit2_complete_cases$year <text:s text:c="11"/>3.619e-02 <text:s/>4.338e-03</text:p>
      <text:p text:style-name="P1">VIP_data_subset_visit2_complete_cases$ffq_factor1 <text:s text:c="3"/>-4.757e-01 <text:s/>6.047e-01</text:p>
      <text:p text:style-name="P1">VIP_data_subset_visit1_complete_cases$diet_score <text:s text:c="5"/>2.499e+00 <text:s/>1.110e-01</text:p>
      <text:p text:style-name="P1"><text:s text:c="53"/>z value Pr(&gt;|z|) <text:s text:c="3"/></text:p>
      <text:p text:style-name="P1">(Intercept) <text:s text:c="42"/>-8.471 <text:s text:c="2"/>&lt;2e-16 ***</text:p>
      <text:p text:style-name="P1">VIP_data_subset_visit2_complete_cases$age <text:s text:c="12"/>-2.132 <text:s text:c="2"/>0.0330 * <text:s/></text:p>
      <text:p text:style-name="P1">VIP_data_subset_visit2_complete_cases$agesq <text:s text:c="11"/>2.125 <text:s text:c="2"/>0.0336 * <text:s/></text:p>
      <text:p text:style-name="P1">VIP_data_subset_visit2_complete_cases$gender_factor2 <text:s text:c="2"/>0.253 <text:s text:c="2"/>0.8003 <text:s text:c="3"/></text:p>
      <text:p text:style-name="P1">VIP_data_subset_visit2_complete_cases$year <text:s text:c="12"/>8.343 <text:s text:c="2"/>&lt;2e-16 ***</text:p>
      <text:p text:style-name="P1">VIP_data_subset_visit2_complete_cases$ffq_factor1 <text:s text:c="4"/>-0.787 <text:s text:c="2"/>0.4314 <text:s text:c="3"/></text:p>
      <text:p text:style-name="P1">VIP_data_subset_visit1_complete_cases$diet_score <text:s text:c="5"/>22.520 <text:s text:c="2"/>&lt;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798 <text:s/>on 31176 <text:s/>degrees of freedom</text:p>
      <text:p text:style-name="P1">AIC: 25812</text:p>
      <text:p text:style-name="P1"/>
      <text:p text:style-name="P1">Number of Fisher Scoring iterations: 4</text:p>
      <text:p text:style-name="P1"/>
      <text:p text:style-name="P1">AUC : 0.60825738188258</text:p>
      <text:p text:style-name="P1"/>
      <text:p text:style-name="P1"/>
      <text:p text:style-name="P1"/>
      <text:p text:style-name="P1"/>
      <text:p text:style-name="P1">alpha level : 0.3</text:p>
      <text:p text:style-name="P1"/>
      <text:p text:style-name="P1"/>
      <text:p text:style-name="P1">logistic regression</text:p>
      <text:p text:style-name="P1">AUC : 0.613611288745846</text:p>
      <text:p text:style-name="P1"/>
      <text:p text:style-name="P1"/>
      <text:p text:style-name="P1"><text:soft-page-break/>logistic regression in time</text:p>
      <text:p text:style-name="P1"/>
      <text:p text:style-name="P1">Call:</text:p>
      <text:p text:style-name="P1">glm(formula = VIP_data_subset_visit2_complete_cases$obesity ~ </text:p>
      <text:p text:style-name="P1"><text:s text:c="4"/>VIP_data_subset_visit2_complete_cases$age + VIP_data_subset_visit2_complete_cases$agesq + </text:p>
      <text:p text:style-name="P1"><text:s text:c="8"/>VIP_data_subset_visit2_complete_cases$gender_factor + </text:p>
      <text:p text:style-name="P1"><text:s text:c="8"/>VIP_data_subset_visit2_complete_cases$year + VIP_data_subset_visit2_complete_cases$ffq_factor + </text:p>
      <text:p text:style-name="P1"><text:s text:c="8"/>VIP_data_subset_visit1_complete_cases$diet_score, family = binomial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1794 <text:s/>-0.6034 <text:s/>-0.5306 <text:s/>-0.4500 <text:s text:c="2"/>2.7007 <text:s/></text:p>
      <text:p text:style-name="P1"/>
      <text:p text:style-name="P1">Coefficients:</text:p>
      <text:p text:style-name="P1"><text:s text:c="55"/>Estimate Std. Error</text:p>
      <text:p text:style-name="P1">(Intercept) <text:s text:c="41"/>-7.200e+01 <text:s/>8.554e+00</text:p>
      <text:p text:style-name="P1">VIP_data_subset_visit2_complete_cases$age <text:s text:c="11"/>-7.452e-02 <text:s/>3.626e-02</text:p>
      <text:p text:style-name="P1">VIP_data_subset_visit2_complete_cases$agesq <text:s text:c="10"/>7.168e-04 <text:s/>3.499e-04</text:p>
      <text:p text:style-name="P1">VIP_data_subset_visit2_complete_cases$gender_factor2 <text:s/>3.375e-03 <text:s/>3.215e-02</text:p>
      <text:p text:style-name="P1">VIP_data_subset_visit2_complete_cases$year <text:s text:c="11"/>3.594e-02 <text:s/>4.339e-03</text:p>
      <text:p text:style-name="P1">VIP_data_subset_visit2_complete_cases$ffq_factor1 <text:s text:c="3"/>-4.755e-01 <text:s/>6.047e-01</text:p>
      <text:p text:style-name="P1">VIP_data_subset_visit1_complete_cases$diet_score <text:s text:c="5"/>2.468e+00 <text:s/>1.095e-01</text:p>
      <text:p text:style-name="P1"><text:s text:c="53"/>z value Pr(&gt;|z|) <text:s text:c="3"/></text:p>
      <text:p text:style-name="P1">(Intercept) <text:s text:c="42"/>-8.417 <text:s text:c="2"/>&lt;2e-16 ***</text:p>
      <text:p text:style-name="P1">VIP_data_subset_visit2_complete_cases$age <text:s text:c="12"/>-2.055 <text:s text:c="2"/>0.0399 * <text:s/></text:p>
      <text:p text:style-name="P1">VIP_data_subset_visit2_complete_cases$agesq <text:s text:c="11"/>2.049 <text:s text:c="2"/>0.0405 * <text:s/></text:p>
      <text:p text:style-name="P1">VIP_data_subset_visit2_complete_cases$gender_factor2 <text:s text:c="2"/>0.105 <text:s text:c="2"/>0.9164 <text:s text:c="3"/></text:p>
      <text:p text:style-name="P1">VIP_data_subset_visit2_complete_cases$year <text:s text:c="12"/>8.282 <text:s text:c="2"/>&lt;2e-16 ***</text:p>
      <text:p text:style-name="P1">VIP_data_subset_visit2_complete_cases$ffq_factor1 <text:s text:c="4"/>-0.786 <text:s text:c="2"/>0.4316 <text:s text:c="3"/></text:p>
      <text:p text:style-name="P1">VIP_data_subset_visit1_complete_cases$diet_score <text:s text:c="5"/>22.543 <text:s text:c="2"/>&lt;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796 <text:s/>on 31176 <text:s/>degrees of freedom</text:p>
      <text:p text:style-name="P1">AIC: 25810</text:p>
      <text:p text:style-name="P1"/>
      <text:p text:style-name="P1">Number of Fisher Scoring iterations: 4</text:p>
      <text:p text:style-name="P1"/>
      <text:p text:style-name="P1">AUC : 0.608378794517865</text:p>
      <text:p text:style-name="P1"/>
      <text:p text:style-name="P1"/>
      <text:p text:style-name="P1"/>
      <text:p text:style-name="P1"/>
      <text:p text:style-name="P1">alpha level : 0.4</text:p>
      <text:p text:style-name="P1"/>
      <text:p text:style-name="P1"><text:soft-page-break/></text:p>
      <text:p text:style-name="P1">logistic regression</text:p>
      <text:p text:style-name="P1">AUC : 0.613348494185719</text:p>
      <text:p text:style-name="P1"/>
      <text:p text:style-name="P1"/>
      <text:p text:style-name="P1">logistic regression in time</text:p>
      <text:p text:style-name="P1"/>
      <text:p text:style-name="P1">Call:</text:p>
      <text:p text:style-name="P1">glm(formula = VIP_data_subset_visit2_complete_cases$obesity ~ </text:p>
      <text:p text:style-name="P1"><text:s text:c="4"/>VIP_data_subset_visit2_complete_cases$age + VIP_data_subset_visit2_complete_cases$agesq + </text:p>
      <text:p text:style-name="P1"><text:s text:c="8"/>VIP_data_subset_visit2_complete_cases$gender_factor + </text:p>
      <text:p text:style-name="P1"><text:s text:c="8"/>VIP_data_subset_visit2_complete_cases$year + VIP_data_subset_visit2_complete_cases$ffq_factor + </text:p>
      <text:p text:style-name="P1"><text:s text:c="8"/>VIP_data_subset_visit1_complete_cases$diet_score, family = binomial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1744 <text:s/>-0.6035 <text:s/>-0.5305 <text:s/>-0.4503 <text:s text:c="2"/>2.7041 <text:s/></text:p>
      <text:p text:style-name="P1"/>
      <text:p text:style-name="P1">Coefficients:</text:p>
      <text:p text:style-name="P1"><text:s text:c="55"/>Estimate Std. Error</text:p>
      <text:p text:style-name="P1">(Intercept) <text:s text:c="41"/>-7.168e+01 <text:s/>8.554e+00</text:p>
      <text:p text:style-name="P1">VIP_data_subset_visit2_complete_cases$age <text:s text:c="11"/>-7.266e-02 <text:s/>3.626e-02</text:p>
      <text:p text:style-name="P1">VIP_data_subset_visit2_complete_cases$agesq <text:s text:c="10"/>7.005e-04 <text:s/>3.498e-04</text:p>
      <text:p text:style-name="P1">VIP_data_subset_visit2_complete_cases$gender_factor2 <text:s/>1.685e-04 <text:s/>3.215e-02</text:p>
      <text:p text:style-name="P1">VIP_data_subset_visit2_complete_cases$year <text:s text:c="11"/>3.575e-02 <text:s/>4.339e-03</text:p>
      <text:p text:style-name="P1">VIP_data_subset_visit2_complete_cases$ffq_factor1 <text:s text:c="3"/>-4.781e-01 <text:s/>6.047e-01</text:p>
      <text:p text:style-name="P1">VIP_data_subset_visit1_complete_cases$diet_score <text:s text:c="5"/>2.489e+00 <text:s/>1.106e-01</text:p>
      <text:p text:style-name="P1"><text:s text:c="53"/>z value Pr(&gt;|z|) <text:s text:c="3"/></text:p>
      <text:p text:style-name="P1">(Intercept) <text:s text:c="42"/>-8.379 <text:s text:c="2"/>&lt;2e-16 ***</text:p>
      <text:p text:style-name="P1">VIP_data_subset_visit2_complete_cases$age <text:s text:c="12"/>-2.004 <text:s text:c="2"/>0.0451 * <text:s/></text:p>
      <text:p text:style-name="P1">VIP_data_subset_visit2_complete_cases$agesq <text:s text:c="11"/>2.003 <text:s text:c="2"/>0.0452 * <text:s/></text:p>
      <text:p text:style-name="P1">VIP_data_subset_visit2_complete_cases$gender_factor2 <text:s text:c="2"/>0.005 <text:s text:c="2"/>0.9958 <text:s text:c="3"/></text:p>
      <text:p text:style-name="P1">VIP_data_subset_visit2_complete_cases$year <text:s text:c="12"/>8.238 <text:s text:c="2"/>&lt;2e-16 ***</text:p>
      <text:p text:style-name="P1">VIP_data_subset_visit2_complete_cases$ffq_factor1 <text:s text:c="4"/>-0.791 <text:s text:c="2"/>0.4291 <text:s text:c="3"/></text:p>
      <text:p text:style-name="P1">VIP_data_subset_visit1_complete_cases$diet_score <text:s text:c="5"/>22.492 <text:s text:c="2"/>&lt;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799 <text:s/>on 31176 <text:s/>degrees of freedom</text:p>
      <text:p text:style-name="P1">AIC: 25813</text:p>
      <text:p text:style-name="P1"/>
      <text:p text:style-name="P1">Number of Fisher Scoring iterations: 4</text:p>
      <text:p text:style-name="P1"/>
      <text:p text:style-name="P1">AUC : 0.608130130085082</text:p>
      <text:p text:style-name="P1"/>
      <text:p text:style-name="P1"><text:soft-page-break/></text:p>
      <text:p text:style-name="P1"/>
      <text:p text:style-name="P1"/>
      <text:p text:style-name="P1">alpha level : 0.5</text:p>
      <text:p text:style-name="P1"/>
      <text:p text:style-name="P1"/>
      <text:p text:style-name="P1">logistic regression</text:p>
      <text:p text:style-name="P1">AUC : 0.613790084860609</text:p>
      <text:p text:style-name="P1"/>
      <text:p text:style-name="P1"/>
      <text:p text:style-name="P1">logistic regression in time</text:p>
      <text:p text:style-name="P1"/>
      <text:p text:style-name="P1">Call:</text:p>
      <text:p text:style-name="P1">glm(formula = VIP_data_subset_visit2_complete_cases$obesity ~ </text:p>
      <text:p text:style-name="P1"><text:s text:c="4"/>VIP_data_subset_visit2_complete_cases$age + VIP_data_subset_visit2_complete_cases$agesq + </text:p>
      <text:p text:style-name="P1"><text:s text:c="8"/>VIP_data_subset_visit2_complete_cases$gender_factor + </text:p>
      <text:p text:style-name="P1"><text:s text:c="8"/>VIP_data_subset_visit2_complete_cases$year + VIP_data_subset_visit2_complete_cases$ffq_factor + </text:p>
      <text:p text:style-name="P1"><text:s text:c="8"/>VIP_data_subset_visit1_complete_cases$diet_score, family = binomial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1786 <text:s/>-0.6036 <text:s/>-0.5306 <text:s/>-0.4504 <text:s text:c="2"/>2.7045 <text:s/></text:p>
      <text:p text:style-name="P1"/>
      <text:p text:style-name="P1">Coefficients:</text:p>
      <text:p text:style-name="P1"><text:s text:c="55"/>Estimate Std. Error</text:p>
      <text:p text:style-name="P1">(Intercept) <text:s text:c="41"/>-7.118e+01 <text:s/>8.555e+00</text:p>
      <text:p text:style-name="P1">VIP_data_subset_visit2_complete_cases$age <text:s text:c="11"/>-7.118e-02 <text:s/>3.626e-02</text:p>
      <text:p text:style-name="P1">VIP_data_subset_visit2_complete_cases$agesq <text:s text:c="10"/>6.867e-04 <text:s/>3.498e-04</text:p>
      <text:p text:style-name="P1">VIP_data_subset_visit2_complete_cases$gender_factor2 -1.876e-04 <text:s/>3.215e-02</text:p>
      <text:p text:style-name="P1">VIP_data_subset_visit2_complete_cases$year <text:s text:c="11"/>3.549e-02 <text:s/>4.340e-03</text:p>
      <text:p text:style-name="P1">VIP_data_subset_visit2_complete_cases$ffq_factor1 <text:s text:c="3"/>-4.777e-01 <text:s/>6.047e-01</text:p>
      <text:p text:style-name="P1">VIP_data_subset_visit1_complete_cases$diet_score <text:s text:c="5"/>2.479e+00 <text:s/>1.102e-01</text:p>
      <text:p text:style-name="P1"><text:s text:c="53"/>z value Pr(&gt;|z|) <text:s text:c="3"/></text:p>
      <text:p text:style-name="P1">(Intercept) <text:s text:c="42"/>-8.321 <text:s/>&lt; 2e-16 ***</text:p>
      <text:p text:style-name="P1">VIP_data_subset_visit2_complete_cases$age <text:s text:c="12"/>-1.963 <text:s text:c="2"/>0.0496 * <text:s/></text:p>
      <text:p text:style-name="P1">VIP_data_subset_visit2_complete_cases$agesq <text:s text:c="11"/>1.963 <text:s text:c="2"/>0.0496 * <text:s/></text:p>
      <text:p text:style-name="P1">VIP_data_subset_visit2_complete_cases$gender_factor2 <text:s/>-0.006 <text:s text:c="2"/>0.9953 <text:s text:c="3"/></text:p>
      <text:p text:style-name="P1">VIP_data_subset_visit2_complete_cases$year <text:s text:c="12"/>8.177 2.91e-16 ***</text:p>
      <text:p text:style-name="P1">VIP_data_subset_visit2_complete_cases$ffq_factor1 <text:s text:c="4"/>-0.790 <text:s text:c="2"/>0.4295 <text:s text:c="3"/></text:p>
      <text:p text:style-name="P1">VIP_data_subset_visit1_complete_cases$diet_score <text:s text:c="5"/>22.495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799 <text:s/>on 31176 <text:s/>degrees of freedom</text:p>
      <text:p text:style-name="P1">AIC: 25813</text:p>
      <text:p text:style-name="P1"><text:soft-page-break/></text:p>
      <text:p text:style-name="P1">Number of Fisher Scoring iterations: 4</text:p>
      <text:p text:style-name="P1"/>
      <text:p text:style-name="P1">AUC : 0.608157769323897</text:p>
      <text:p text:style-name="P1"/>
      <text:p text:style-name="P1"/>
      <text:p text:style-name="P1"/>
      <text:p text:style-name="P1"/>
      <text:p text:style-name="P1">alpha level : 0.6</text:p>
      <text:p text:style-name="P1"/>
      <text:p text:style-name="P1"/>
      <text:p text:style-name="P1">logistic regression</text:p>
      <text:p text:style-name="P1">AUC : 0.613948581015029</text:p>
      <text:p text:style-name="P1"/>
      <text:p text:style-name="P1"/>
      <text:p text:style-name="P1">logistic regression in time</text:p>
      <text:p text:style-name="P1"/>
      <text:p text:style-name="P1">Call:</text:p>
      <text:p text:style-name="P1">glm(formula = VIP_data_subset_visit2_complete_cases$obesity ~ </text:p>
      <text:p text:style-name="P1"><text:s text:c="4"/>VIP_data_subset_visit2_complete_cases$age + VIP_data_subset_visit2_complete_cases$agesq + </text:p>
      <text:p text:style-name="P1"><text:s text:c="8"/>VIP_data_subset_visit2_complete_cases$gender_factor + </text:p>
      <text:p text:style-name="P1"><text:s text:c="8"/>VIP_data_subset_visit2_complete_cases$year + VIP_data_subset_visit2_complete_cases$ffq_factor + </text:p>
      <text:p text:style-name="P1"><text:s text:c="8"/>VIP_data_subset_visit1_complete_cases$diet_score, family = binomial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1780 <text:s/>-0.6034 <text:s/>-0.5306 <text:s/>-0.4506 <text:s text:c="2"/>2.7067 <text:s/></text:p>
      <text:p text:style-name="P1"/>
      <text:p text:style-name="P1">Coefficients:</text:p>
      <text:p text:style-name="P1"><text:s text:c="55"/>Estimate Std. Error</text:p>
      <text:p text:style-name="P1">(Intercept) <text:s text:c="41"/>-7.097e+01 <text:s/>8.555e+00</text:p>
      <text:p text:style-name="P1">VIP_data_subset_visit2_complete_cases$age <text:s text:c="11"/>-6.951e-02 <text:s/>3.626e-02</text:p>
      <text:p text:style-name="P1">VIP_data_subset_visit2_complete_cases$agesq <text:s text:c="10"/>6.712e-04 <text:s/>3.498e-04</text:p>
      <text:p text:style-name="P1">VIP_data_subset_visit2_complete_cases$gender_factor2 -2.065e-03 <text:s/>3.215e-02</text:p>
      <text:p text:style-name="P1">VIP_data_subset_visit2_complete_cases$year <text:s text:c="11"/>3.536e-02 <text:s/>4.340e-03</text:p>
      <text:p text:style-name="P1">VIP_data_subset_visit2_complete_cases$ffq_factor1 <text:s text:c="3"/>-4.780e-01 <text:s/>6.047e-01</text:p>
      <text:p text:style-name="P1">VIP_data_subset_visit1_complete_cases$diet_score <text:s text:c="5"/>2.474e+00 <text:s/>1.101e-01</text:p>
      <text:p text:style-name="P1"><text:s text:c="53"/>z value Pr(&gt;|z|) <text:s text:c="3"/></text:p>
      <text:p text:style-name="P1">(Intercept) <text:s text:c="42"/>-8.296 <text:s/>&lt; 2e-16 ***</text:p>
      <text:p text:style-name="P1">VIP_data_subset_visit2_complete_cases$age <text:s text:c="12"/>-1.917 <text:s text:c="2"/>0.0552 . <text:s/></text:p>
      <text:p text:style-name="P1">VIP_data_subset_visit2_complete_cases$agesq <text:s text:c="11"/>1.919 <text:s text:c="2"/>0.0550 . <text:s/></text:p>
      <text:p text:style-name="P1">VIP_data_subset_visit2_complete_cases$gender_factor2 <text:s/>-0.064 <text:s text:c="2"/>0.9488 <text:s text:c="3"/></text:p>
      <text:p text:style-name="P1">VIP_data_subset_visit2_complete_cases$year <text:s text:c="12"/>8.148 3.71e-16 ***</text:p>
      <text:p text:style-name="P1">VIP_data_subset_visit2_complete_cases$ffq_factor1 <text:s text:c="4"/>-0.790 <text:s text:c="2"/>0.4293 <text:s text:c="3"/></text:p>
      <text:p text:style-name="P1">VIP_data_subset_visit1_complete_cases$diet_score <text:s text:c="5"/>22.482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<text:soft-page-break/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799 <text:s/>on 31176 <text:s/>degrees of freedom</text:p>
      <text:p text:style-name="P1">AIC: 25813</text:p>
      <text:p text:style-name="P1"/>
      <text:p text:style-name="P1">Number of Fisher Scoring iterations: 4</text:p>
      <text:p text:style-name="P1"/>
      <text:p text:style-name="P1">AUC : 0.608100361648996</text:p>
      <text:p text:style-name="P1"/>
      <text:p text:style-name="P1"/>
      <text:p text:style-name="P1"/>
      <text:p text:style-name="P1"/>
      <text:p text:style-name="P1">alpha level : 0.7</text:p>
      <text:p text:style-name="P1"/>
      <text:p text:style-name="P1"/>
      <text:p text:style-name="P1">logistic regression</text:p>
      <text:p text:style-name="P1">AUC : 0.613436573592518</text:p>
      <text:p text:style-name="P1"/>
      <text:p text:style-name="P1"/>
      <text:p text:style-name="P1">logistic regression in time</text:p>
      <text:p text:style-name="P1"/>
      <text:p text:style-name="P1">Call:</text:p>
      <text:p text:style-name="P1">glm(formula = VIP_data_subset_visit2_complete_cases$obesity ~ </text:p>
      <text:p text:style-name="P1"><text:s text:c="4"/>VIP_data_subset_visit2_complete_cases$age + VIP_data_subset_visit2_complete_cases$agesq + </text:p>
      <text:p text:style-name="P1"><text:s text:c="8"/>VIP_data_subset_visit2_complete_cases$gender_factor + </text:p>
      <text:p text:style-name="P1"><text:s text:c="8"/>VIP_data_subset_visit2_complete_cases$year + VIP_data_subset_visit2_complete_cases$ffq_factor + </text:p>
      <text:p text:style-name="P1"><text:s text:c="8"/>VIP_data_subset_visit1_complete_cases$diet_score, family = binomial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1799 <text:s/>-0.6037 <text:s/>-0.5306 <text:s/>-0.4505 <text:s text:c="2"/>2.7060 <text:s/></text:p>
      <text:p text:style-name="P1"/>
      <text:p text:style-name="P1">Coefficients:</text:p>
      <text:p text:style-name="P1"><text:s text:c="55"/>Estimate Std. Error</text:p>
      <text:p text:style-name="P1">(Intercept) <text:s text:c="41"/>-7.082e+01 <text:s/>8.554e+00</text:p>
      <text:p text:style-name="P1">VIP_data_subset_visit2_complete_cases$age <text:s text:c="11"/>-7.204e-02 <text:s/>3.625e-02</text:p>
      <text:p text:style-name="P1">VIP_data_subset_visit2_complete_cases$agesq <text:s text:c="10"/>6.948e-04 <text:s/>3.498e-04</text:p>
      <text:p text:style-name="P1">VIP_data_subset_visit2_complete_cases$gender_factor2 -2.519e-03 <text:s/>3.215e-02</text:p>
      <text:p text:style-name="P1">VIP_data_subset_visit2_complete_cases$year <text:s text:c="11"/>3.532e-02 <text:s/>4.339e-03</text:p>
      <text:p text:style-name="P1">VIP_data_subset_visit2_complete_cases$ffq_factor1 <text:s text:c="3"/>-4.807e-01 <text:s/>6.047e-01</text:p>
      <text:p text:style-name="P1">VIP_data_subset_visit1_complete_cases$diet_score <text:s text:c="5"/>2.420e+00 <text:s/>1.079e-01</text:p>
      <text:p text:style-name="P1"><text:s text:c="53"/>z value Pr(&gt;|z|) <text:s text:c="3"/></text:p>
      <text:p text:style-name="P1">(Intercept) <text:s text:c="42"/>-8.280 <text:s/>&lt; 2e-16 ***</text:p>
      <text:p text:style-name="P1">VIP_data_subset_visit2_complete_cases$age <text:s text:c="12"/>-1.987 <text:s text:c="2"/>0.0469 * <text:s/></text:p>
      <text:p text:style-name="P1">VIP_data_subset_visit2_complete_cases$agesq <text:s text:c="11"/>1.986 <text:s text:c="2"/>0.0470 * <text:s/></text:p>
      <text:p text:style-name="P1">VIP_data_subset_visit2_complete_cases$gender_factor2 <text:s/>-0.078 <text:s text:c="2"/>0.9375 <text:s text:c="3"/></text:p>
      <text:p text:style-name="P1">VIP_data_subset_visit2_complete_cases$year <text:s text:c="12"/>8.139 3.97e-16 ***</text:p>
      <text:p text:style-name="P1"><text:soft-page-break/>VIP_data_subset_visit2_complete_cases$ffq_factor1 <text:s text:c="4"/>-0.795 <text:s text:c="2"/>0.4266 <text:s text:c="3"/></text:p>
      <text:p text:style-name="P1">VIP_data_subset_visit1_complete_cases$diet_score <text:s text:c="5"/>22.433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801 <text:s/>on 31176 <text:s/>degrees of freedom</text:p>
      <text:p text:style-name="P1">AIC: 25815</text:p>
      <text:p text:style-name="P1"/>
      <text:p text:style-name="P1">Number of Fisher Scoring iterations: 4</text:p>
      <text:p text:style-name="P1"/>
      <text:p text:style-name="P1">AUC : 0.607945422221835</text:p>
      <text:p text:style-name="P1"/>
      <text:p text:style-name="P1"/>
      <text:p text:style-name="P1"/>
      <text:p text:style-name="P1"/>
      <text:p text:style-name="P1">alpha level : 0.8</text:p>
      <text:p text:style-name="P1"/>
      <text:p text:style-name="P1"/>
      <text:p text:style-name="P1">logistic regression</text:p>
      <text:p text:style-name="P1">AUC : 0.613555123102686</text:p>
      <text:p text:style-name="P1"/>
      <text:p text:style-name="P1"/>
      <text:p text:style-name="P1">logistic regression in time</text:p>
      <text:p text:style-name="P1"/>
      <text:p text:style-name="P1">Call:</text:p>
      <text:p text:style-name="P1">glm(formula = VIP_data_subset_visit2_complete_cases$obesity ~ </text:p>
      <text:p text:style-name="P1"><text:s text:c="4"/>VIP_data_subset_visit2_complete_cases$age + VIP_data_subset_visit2_complete_cases$agesq + </text:p>
      <text:p text:style-name="P1"><text:s text:c="8"/>VIP_data_subset_visit2_complete_cases$gender_factor + </text:p>
      <text:p text:style-name="P1"><text:s text:c="8"/>VIP_data_subset_visit2_complete_cases$year + VIP_data_subset_visit2_complete_cases$ffq_factor + </text:p>
      <text:p text:style-name="P1"><text:s text:c="8"/>VIP_data_subset_visit1_complete_cases$diet_score, family = binomial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1788 <text:s/>-0.6036 <text:s/>-0.5307 <text:s/>-0.4505 <text:s text:c="2"/>2.7065 <text:s/></text:p>
      <text:p text:style-name="P1"/>
      <text:p text:style-name="P1">Coefficients:</text:p>
      <text:p text:style-name="P1"><text:s text:c="55"/>Estimate Std. Error</text:p>
      <text:p text:style-name="P1">(Intercept) <text:s text:c="41"/>-7.066e+01 <text:s/>8.554e+00</text:p>
      <text:p text:style-name="P1">VIP_data_subset_visit2_complete_cases$age <text:s text:c="11"/>-7.078e-02 <text:s/>3.625e-02</text:p>
      <text:p text:style-name="P1">VIP_data_subset_visit2_complete_cases$agesq <text:s text:c="10"/>6.832e-04 <text:s/>3.498e-04</text:p>
      <text:p text:style-name="P1">VIP_data_subset_visit2_complete_cases$gender_factor2 -3.490e-03 <text:s/>3.215e-02</text:p>
      <text:p text:style-name="P1">VIP_data_subset_visit2_complete_cases$year <text:s text:c="11"/>3.522e-02 <text:s/>4.339e-03</text:p>
      <text:p text:style-name="P1">VIP_data_subset_visit2_complete_cases$ffq_factor1 <text:s text:c="3"/>-4.813e-01 <text:s/>6.047e-01</text:p>
      <text:p text:style-name="P1">VIP_data_subset_visit1_complete_cases$diet_score <text:s text:c="5"/>2.433e+00 <text:s/>1.085e-01</text:p>
      <text:p text:style-name="P1"><text:s text:c="53"/>z value Pr(&gt;|z|) <text:s text:c="3"/></text:p>
      <text:p text:style-name="P1"><text:soft-page-break/>(Intercept) <text:s text:c="42"/>-8.260 <text:s/>&lt; 2e-16 ***</text:p>
      <text:p text:style-name="P1">VIP_data_subset_visit2_complete_cases$age <text:s text:c="12"/>-1.952 <text:s text:c="2"/>0.0509 . <text:s/></text:p>
      <text:p text:style-name="P1">VIP_data_subset_visit2_complete_cases$agesq <text:s text:c="11"/>1.953 <text:s text:c="2"/>0.0508 . <text:s/></text:p>
      <text:p text:style-name="P1">VIP_data_subset_visit2_complete_cases$gender_factor2 <text:s/>-0.109 <text:s text:c="2"/>0.9136 <text:s text:c="3"/></text:p>
      <text:p text:style-name="P1">VIP_data_subset_visit2_complete_cases$year <text:s text:c="12"/>8.116 4.81e-16 ***</text:p>
      <text:p text:style-name="P1">VIP_data_subset_visit2_complete_cases$ffq_factor1 <text:s text:c="4"/>-0.796 <text:s text:c="2"/>0.4260 <text:s text:c="3"/></text:p>
      <text:p text:style-name="P1">VIP_data_subset_visit1_complete_cases$diet_score <text:s text:c="5"/>22.427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802 <text:s/>on 31176 <text:s/>degrees of freedom</text:p>
      <text:p text:style-name="P1">AIC: 25816</text:p>
      <text:p text:style-name="P1"/>
      <text:p text:style-name="P1">Number of Fisher Scoring iterations: 4</text:p>
      <text:p text:style-name="P1"/>
      <text:p text:style-name="P1">AUC : 0.607911717996854</text:p>
      <text:p text:style-name="P1"/>
      <text:p text:style-name="P1"/>
      <text:p text:style-name="P1"/>
      <text:p text:style-name="P1"/>
      <text:p text:style-name="P1">alpha level : 0.9</text:p>
      <text:p text:style-name="P1"/>
      <text:p text:style-name="P1"/>
      <text:p text:style-name="P1">logistic regression</text:p>
      <text:p text:style-name="P1">AUC : 0.613705836395869</text:p>
      <text:p text:style-name="P1"/>
      <text:p text:style-name="P1"/>
      <text:p text:style-name="P1">logistic regression in time</text:p>
      <text:p text:style-name="P1"/>
      <text:p text:style-name="P1">Call:</text:p>
      <text:p text:style-name="P1">glm(formula = VIP_data_subset_visit2_complete_cases$obesity ~ </text:p>
      <text:p text:style-name="P1"><text:s text:c="4"/>VIP_data_subset_visit2_complete_cases$age + VIP_data_subset_visit2_complete_cases$agesq + </text:p>
      <text:p text:style-name="P1"><text:s text:c="8"/>VIP_data_subset_visit2_complete_cases$gender_factor + </text:p>
      <text:p text:style-name="P1"><text:s text:c="8"/>VIP_data_subset_visit2_complete_cases$year + VIP_data_subset_visit2_complete_cases$ffq_factor + </text:p>
      <text:p text:style-name="P1"><text:s text:c="8"/>VIP_data_subset_visit1_complete_cases$diet_score, family = binomial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1782 <text:s/>-0.6036 <text:s/>-0.5309 <text:s/>-0.4505 <text:s text:c="2"/>2.7068 <text:s/></text:p>
      <text:p text:style-name="P1"/>
      <text:p text:style-name="P1">Coefficients:</text:p>
      <text:p text:style-name="P1"><text:s text:c="55"/>Estimate Std. Error</text:p>
      <text:p text:style-name="P1">(Intercept) <text:s text:c="41"/>-7.052e+01 <text:s/>8.555e+00</text:p>
      <text:p text:style-name="P1">VIP_data_subset_visit2_complete_cases$age <text:s text:c="11"/>-6.934e-02 <text:s/>3.625e-02</text:p>
      <text:p text:style-name="P1">VIP_data_subset_visit2_complete_cases$agesq <text:s text:c="10"/>6.699e-04 <text:s/>3.498e-04</text:p>
      <text:p text:style-name="P1"><text:soft-page-break/>VIP_data_subset_visit2_complete_cases$gender_factor2 -4.269e-03 <text:s/>3.215e-02</text:p>
      <text:p text:style-name="P1">VIP_data_subset_visit2_complete_cases$year <text:s text:c="11"/>3.513e-02 <text:s/>4.340e-03</text:p>
      <text:p text:style-name="P1">VIP_data_subset_visit2_complete_cases$ffq_factor1 <text:s text:c="3"/>-4.813e-01 <text:s/>6.047e-01</text:p>
      <text:p text:style-name="P1">VIP_data_subset_visit1_complete_cases$diet_score <text:s text:c="5"/>2.444e+00 <text:s/>1.090e-01</text:p>
      <text:p text:style-name="P1"><text:s text:c="53"/>z value Pr(&gt;|z|) <text:s text:c="3"/></text:p>
      <text:p text:style-name="P1">(Intercept) <text:s text:c="42"/>-8.244 <text:s/>&lt; 2e-16 ***</text:p>
      <text:p text:style-name="P1">VIP_data_subset_visit2_complete_cases$age <text:s text:c="12"/>-1.913 <text:s text:c="2"/>0.0558 . <text:s/></text:p>
      <text:p text:style-name="P1">VIP_data_subset_visit2_complete_cases$agesq <text:s text:c="11"/>1.915 <text:s text:c="2"/>0.0554 . <text:s/></text:p>
      <text:p text:style-name="P1">VIP_data_subset_visit2_complete_cases$gender_factor2 <text:s/>-0.133 <text:s text:c="2"/>0.8944 <text:s text:c="3"/></text:p>
      <text:p text:style-name="P1">VIP_data_subset_visit2_complete_cases$year <text:s text:c="12"/>8.096 5.68e-16 ***</text:p>
      <text:p text:style-name="P1">VIP_data_subset_visit2_complete_cases$ffq_factor1 <text:s text:c="4"/>-0.796 <text:s text:c="2"/>0.4261 <text:s text:c="3"/></text:p>
      <text:p text:style-name="P1">VIP_data_subset_visit1_complete_cases$diet_score <text:s text:c="5"/>22.425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802 <text:s/>on 31176 <text:s/>degrees of freedom</text:p>
      <text:p text:style-name="P1">AIC: 25816</text:p>
      <text:p text:style-name="P1"/>
      <text:p text:style-name="P1">Number of Fisher Scoring iterations: 4</text:p>
      <text:p text:style-name="P1"/>
      <text:p text:style-name="P1">AUC : 0.607884522340804</text:p>
      <text:p text:style-name="P1"/>
      <text:p text:style-name="P1"/>
      <text:p text:style-name="P1"/>
      <text:p text:style-name="P1"/>
      <text:p text:style-name="P1">alpha level : 1</text:p>
      <text:p text:style-name="P1"/>
      <text:p text:style-name="P1"/>
      <text:p text:style-name="P1">logistic regression</text:p>
      <text:p text:style-name="P1">AUC : 0.613787455624585</text:p>
      <text:p text:style-name="P1"/>
      <text:p text:style-name="P1"/>
      <text:p text:style-name="P1">logistic regression in time</text:p>
      <text:p text:style-name="P1"/>
      <text:p text:style-name="P1">Call:</text:p>
      <text:p text:style-name="P1">glm(formula = VIP_data_subset_visit2_complete_cases$obesity ~ </text:p>
      <text:p text:style-name="P1"><text:s text:c="4"/>VIP_data_subset_visit2_complete_cases$age + VIP_data_subset_visit2_complete_cases$agesq + </text:p>
      <text:p text:style-name="P1"><text:s text:c="8"/>VIP_data_subset_visit2_complete_cases$gender_factor + </text:p>
      <text:p text:style-name="P1"><text:s text:c="8"/>VIP_data_subset_visit2_complete_cases$year + VIP_data_subset_visit2_complete_cases$ffq_factor + </text:p>
      <text:p text:style-name="P1"><text:s text:c="8"/>VIP_data_subset_visit1_complete_cases$diet_score, family = binomial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1774 <text:s/>-0.6037 <text:s/>-0.5308 <text:s/>-0.4505 <text:s text:c="2"/>2.7094 <text:s/></text:p>
      <text:p text:style-name="P1"/>
      <text:p text:style-name="P1"><text:soft-page-break/>Coefficients:</text:p>
      <text:p text:style-name="P1"><text:s text:c="55"/>Estimate Std. Error</text:p>
      <text:p text:style-name="P1">(Intercept) <text:s text:c="41"/>-7.054e+01 <text:s/>8.555e+00</text:p>
      <text:p text:style-name="P1">VIP_data_subset_visit2_complete_cases$age <text:s text:c="11"/>-6.956e-02 <text:s/>3.625e-02</text:p>
      <text:p text:style-name="P1">VIP_data_subset_visit2_complete_cases$agesq <text:s text:c="10"/>6.714e-04 <text:s/>3.498e-04</text:p>
      <text:p text:style-name="P1">VIP_data_subset_visit2_complete_cases$gender_factor2 -5.259e-03 <text:s/>3.215e-02</text:p>
      <text:p text:style-name="P1">VIP_data_subset_visit2_complete_cases$year <text:s text:c="11"/>3.515e-02 <text:s/>4.340e-03</text:p>
      <text:p text:style-name="P1">VIP_data_subset_visit2_complete_cases$ffq_factor1 <text:s text:c="3"/>-4.813e-01 <text:s/>6.047e-01</text:p>
      <text:p text:style-name="P1">VIP_data_subset_visit1_complete_cases$diet_score <text:s text:c="5"/>2.426e+00 <text:s/>1.081e-01</text:p>
      <text:p text:style-name="P1"><text:s text:c="53"/>z value Pr(&gt;|z|) <text:s text:c="3"/></text:p>
      <text:p text:style-name="P1">(Intercept) <text:s text:c="42"/>-8.246 <text:s/>&lt; 2e-16 ***</text:p>
      <text:p text:style-name="P1">VIP_data_subset_visit2_complete_cases$age <text:s text:c="12"/>-1.919 <text:s text:c="2"/>0.0550 . <text:s/></text:p>
      <text:p text:style-name="P1">VIP_data_subset_visit2_complete_cases$agesq <text:s text:c="11"/>1.920 <text:s text:c="2"/>0.0549 . <text:s/></text:p>
      <text:p text:style-name="P1">VIP_data_subset_visit2_complete_cases$gender_factor2 <text:s/>-0.164 <text:s text:c="2"/>0.8701 <text:s text:c="3"/></text:p>
      <text:p text:style-name="P1">VIP_data_subset_visit2_complete_cases$year <text:s text:c="12"/>8.099 5.53e-16 ***</text:p>
      <text:p text:style-name="P1">VIP_data_subset_visit2_complete_cases$ffq_factor1 <text:s text:c="4"/>-0.796 <text:s text:c="2"/>0.4261 <text:s text:c="3"/></text:p>
      <text:p text:style-name="P1">VIP_data_subset_visit1_complete_cases$diet_score <text:s text:c="5"/>22.431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801 <text:s/>on 31176 <text:s/>degrees of freedom</text:p>
      <text:p text:style-name="P1">AIC: 25815</text:p>
      <text:p text:style-name="P1"/>
      <text:p text:style-name="P1">Number of Fisher Scoring iterations: 4</text:p>
      <text:p text:style-name="P1"/>
      <text:p text:style-name="P1">AUC : 0.607925557779115</text:p>
      <text:p text:style-name="P1"/>
      <text:p text:style-name="P1"/>
      <text:p text:style-name="P2"/>
      <text:p text:style-name="P2"/>
      <text:p text:style-name="P2">for now i took as the model having alpha=0.3 the best, based on regression coefficient and auc in both models, the variables selected are:</text:p>
      <text:p text:style-name="P2"/>
      <text:p text:style-name="P1"><text:s/>colnames(predictors)[regression_coefficients[4,]!=0]</text:p>
      <text:p text:style-name="P1"><text:s/>[1] "MONOsum1_TEI_adjusted_norm_sd" <text:s text:c="5"/>"mfetsum1_TEI_adjusted_norm_sd" <text:s text:c="4"/></text:p>
      <text:p text:style-name="P1"><text:s/>[3] "FA_TEI_adjusted_norm_sd" <text:s text:c="11"/>"protsum1_anim_TEI_adjusted_norm_sd"</text:p>
      <text:p text:style-name="P1"><text:s/>[5] "protsum1_veg_TEI_adjusted_norm_sd" <text:s/>"DISAsum1_TEI_adjusted_norm_sd" <text:s text:c="4"/></text:p>
      <text:p text:style-name="P1"><text:s/>[7] "TRANSsum1_TEI_adjusted_norm_sd" <text:s text:c="4"/>"NATRsum1_TEI_adjusted_norm_sd" <text:s text:c="4"/></text:p>
      <text:p text:style-name="P1"><text:s/>[9] "ensum1_norm_sd" <text:s text:c="20"/>"MAGNsum1_TEI_adjusted_norm_sd" <text:s text:c="4"/></text:p>
      <text:p text:style-name="P1">[11] "FOSFsum1_TEI_adjusted_norm_sd" <text:s text:c="5"/>"ZINCsum1_TEI_adjusted_norm_sd" <text:s text:c="4"/></text:p>
      <text:p text:style-name="P1">[13] "retisum1_TEI_adjusted_norm_sd" <text:s text:c="5"/>"karosum1_TEI_adjusted_norm_sd" <text:s text:c="4"/></text:p>
      <text:p text:style-name="P1">[15] "TIAMsum1_TEI_adjusted_norm_sd" <text:s text:c="5"/>"Folasum1_TEI_adjusted_norm_sd" <text:s text:c="4"/></text:p>
      <text:p text:style-name="P1">[17] "B6sum1_TEI_adjusted_norm_sd" <text:s text:c="7"/>"B12sum1_TEI_adjusted_norm_sd" <text:s text:c="5"/></text:p>
      <text:p text:style-name="P1">[19] "askosum1_TEI_adjusted_norm_sd" <text:s text:c="5"/>"Dsum1_TEI_adjusted_norm_sd" <text:s text:c="7"/></text:p>
      <text:p text:style-name="P1">[21] "tokosum1_TEI_adjusted_norm_sd" <text:s text:c="5"/>"VITKsum1_TEI_adjusted_norm_sd" <text:s text:c="4"/></text:p>
      <text:p text:style-name="P1">[23] "JODIsum1_TEI_adjusted_norm_sd" <text:s text:c="5"/>"kalcsum1_TEI_adjusted_norm_sd" <text:s text:c="4"/></text:p>
      <text:p text:style-name="P1"><text:soft-page-break/>[25] "KALIsum1_TEI_adjusted_norm_sd" <text:s text:c="4"/></text:p>
      <text:p text:style-name="P1"/>
      <text:p text:style-name="P1"/>
      <text:p text:style-name="P2"/>
      <text:p text:style-name="P2">with the exception of kalcsum in alpha=0.4 not being selected, these are the same variables selected in all higher alphas.</text:p>
      <text:p text:style-name="P2"/>
      <text:p text:style-name="P2">looking at the results for normal regression, separate or together with only these variables:</text:p>
      <text:p text:style-name="P2"/>
      <text:p text:style-name="P2">separate:</text:p>
      <text:p text:style-name="P2"/>
      <text:p text:style-name="P2"/>
      <text:p text:style-name="P1">&gt; #model</text:p>
      <text:p text:style-name="P1">&gt; </text:p>
      <text:p text:style-name="P1">&gt; #logistic regression</text:p>
      <text:p text:style-name="P1">&gt; obesity_model_log_reg&lt;-glm(obesity ~ age + agesq + gender_factor + year + ffq_factor + diet_score,</text:p>
      <text:p text:style-name="P1">+ data=VIP_data_subset_visit1_complete_cases,family=binomial)</text:p>
      <text:p text:style-name="P1">&gt; </text:p>
      <text:p text:style-name="P1">&gt; summary(obesity_model_log_reg)</text:p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0.9260 <text:s/>-0.4561 <text:s/>-0.3990 <text:s/>-0.3449 <text:s text:c="2"/>2.8085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9.209e+01 <text:s/>1.876e+01 <text:s/>-4.909 9.15e-07 ***</text:p>
      <text:p text:style-name="P1">age <text:s text:c="11"/>-1.158e-01 <text:s/>3.891e-02 <text:s/>-2.976 <text:s/>0.00292 ** </text:p>
      <text:p text:style-name="P1">agesq <text:s text:c="10"/>1.496e-03 <text:s/>4.604e-04 <text:s text:c="2"/>3.249 <text:s/>0.00116 ** </text:p>
      <text:p text:style-name="P1">gender_factor2 <text:s/>1.071e-01 <text:s/>4.096e-02 <text:s text:c="2"/>2.615 <text:s/>0.00892 ** </text:p>
      <text:p text:style-name="P1">year <text:s text:c="11"/>4.597e-02 <text:s/>9.399e-03 <text:s text:c="2"/>4.891 1.00e-06 ***</text:p>
      <text:p text:style-name="P1">ffq_factor1 <text:s text:c="3"/>-1.092e-01 <text:s/>7.358e-02 <text:s/>-1.484 <text:s/>0.13773 <text:s text:c="3"/></text:p>
      <text:p text:style-name="P1">diet_score <text:s text:c="5"/>6.852e-01 <text:s/>4.419e-02 <text:s/>15.505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18300 <text:s/>on 31182 <text:s/>degrees of freedom</text:p>
      <text:p text:style-name="P1">Residual deviance: 17919 <text:s/>on 31176 <text:s/>degrees of freedom</text:p>
      <text:p text:style-name="P1">AIC: 17933</text:p>
      <text:p text:style-name="P1"/>
      <text:p text:style-name="P1">Number of Fisher Scoring iterations: 5</text:p>
      <text:p text:style-name="P1"/>
      <text:p text:style-name="P1"><text:soft-page-break/>&gt; </text:p>
      <text:p text:style-name="P1">&gt; pROC::auc(pROC::roc(as.numeric(VIP_data_subset_visit1_complete_cases$obesity), </text:p>
      <text:p text:style-name="P1">+ obesity_model_log_reg$fitted.value))</text:p>
      <text:p text:style-name="P1">Area under the curve: 0.6122</text:p>
      <text:p text:style-name="P1"/>
      <text:p text:style-name="P1"/>
      <text:p text:style-name="P1">&gt; #predict</text:p>
      <text:p text:style-name="P1">&gt; </text:p>
      <text:p text:style-name="P1">&gt; #logistic regression</text:p>
      <text:p text:style-name="P1">&gt; obesity_prediction_log_reg&lt;-predict(obesity_model_log_reg, VIP_data_subset_visit2_complete_cases[,c("age","agesq","gender_factor","year","ffq_factor","diet_score")],</text:p>
      <text:p text:style-name="P1">+ ,type="response")</text:p>
      <text:p text:style-name="P1">&gt; </text:p>
      <text:p text:style-name="P1">&gt; pROC::auc(pROC::roc(as.numeric(VIP_data_subset_visit2_complete_cases$obesity), as.numeric(obesity_prediction_log_reg)))</text:p>
      <text:p text:style-name="P1">Area under the curve: 0.5769</text:p>
      <text:p text:style-name="P1">&gt; </text:p>
      <text:p text:style-name="P1">&gt; </text:p>
      <text:p text:style-name="P1">&gt; #logistic regression in time</text:p>
      <text:p text:style-name="P1">&gt; obesity_prediction_log_reg_time&lt;-glm(VIP_data_subset_visit2_complete_cases$obesity ~ VIP_data_subset_visit2_complete_cases$age + VIP_data_subset_visit2_complete_cases$agesq + </text:p>
      <text:p text:style-name="P1">+ VIP_data_subset_visit2_complete_cases$gender_factor + VIP_data_subset_visit2_complete_cases$year + VIP_data_subset_visit2_complete_cases$ffq_factor +</text:p>
      <text:p text:style-name="P1">+ VIP_data_subset_visit1_complete_cases$diet_score,family=binomial)</text:p>
      <text:p text:style-name="P1">&gt; </text:p>
      <text:p text:style-name="P1">&gt; summary(obesity_prediction_log_reg_time)</text:p>
      <text:p text:style-name="P1"/>
      <text:p text:style-name="P1">Call:</text:p>
      <text:p text:style-name="P1">glm(formula = VIP_data_subset_visit2_complete_cases$obesity ~ </text:p>
      <text:p text:style-name="P1"><text:s text:c="4"/>VIP_data_subset_visit2_complete_cases$age + VIP_data_subset_visit2_complete_cases$agesq + </text:p>
      <text:p text:style-name="P1"><text:s text:c="8"/>VIP_data_subset_visit2_complete_cases$gender_factor + </text:p>
      <text:p text:style-name="P1"><text:s text:c="8"/>VIP_data_subset_visit2_complete_cases$year + VIP_data_subset_visit2_complete_cases$ffq_factor + </text:p>
      <text:p text:style-name="P1"><text:s text:c="8"/>VIP_data_subset_visit1_complete_cases$diet_score, family = binomial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0458 <text:s/>-0.6010 <text:s/>-0.5424 <text:s/>-0.4738 <text:s text:c="2"/>2.4918 <text:s/></text:p>
      <text:p text:style-name="P1"/>
      <text:p text:style-name="P1">Coefficients:</text:p>
      <text:p text:style-name="P1"><text:s text:c="55"/>Estimate Std. Error</text:p>
      <text:p text:style-name="P1">(Intercept) <text:s text:c="41"/>-6.359e+01 <text:s/>8.520e+00</text:p>
      <text:p text:style-name="P1">VIP_data_subset_visit2_complete_cases$age <text:s text:c="11"/>-1.206e-01 <text:s/>3.636e-02</text:p>
      <text:p text:style-name="P1">VIP_data_subset_visit2_complete_cases$agesq <text:s text:c="10"/>1.160e-03 <text:s/>3.507e-04</text:p>
      <text:p text:style-name="P1">VIP_data_subset_visit2_complete_cases$gender_factor2 <text:s/>1.598e-02 <text:s/>3.203e-02</text:p>
      <text:p text:style-name="P1">VIP_data_subset_visit2_complete_cases$year <text:s text:c="11"/>3.234e-02 <text:s/>4.319e-03</text:p>
      <text:p text:style-name="P1">VIP_data_subset_visit2_complete_cases$ffq_factor1 <text:s text:c="3"/>-5.569e-01 <text:s/>6.035e-01</text:p>
      <text:p text:style-name="P1">VIP_data_subset_visit1_complete_cases$diet_score <text:s text:c="5"/>6.000e-01 <text:s/>3.439e-02</text:p>
      <text:p text:style-name="P1"><text:soft-page-break/><text:s text:c="53"/>z value Pr(&gt;|z|) <text:s text:c="3"/></text:p>
      <text:p text:style-name="P1">(Intercept) <text:s text:c="42"/>-7.464 8.42e-14 ***</text:p>
      <text:p text:style-name="P1">VIP_data_subset_visit2_complete_cases$age <text:s text:c="12"/>-3.317 0.000911 ***</text:p>
      <text:p text:style-name="P1">VIP_data_subset_visit2_complete_cases$agesq <text:s text:c="11"/>3.307 0.000944 ***</text:p>
      <text:p text:style-name="P1">VIP_data_subset_visit2_complete_cases$gender_factor2 <text:s text:c="2"/>0.499 0.617792 <text:s text:c="3"/></text:p>
      <text:p text:style-name="P1">VIP_data_subset_visit2_complete_cases$year <text:s text:c="12"/>7.488 7.00e-14 ***</text:p>
      <text:p text:style-name="P1">VIP_data_subset_visit2_complete_cases$ffq_factor1 <text:s text:c="4"/>-0.923 0.356120 <text:s text:c="3"/></text:p>
      <text:p text:style-name="P1">VIP_data_subset_visit1_complete_cases$diet_score <text:s text:c="5"/>17.449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6004 <text:s/>on 31176 <text:s/>degrees of freedom</text:p>
      <text:p text:style-name="P1">AIC: 26018</text:p>
      <text:p text:style-name="P1"/>
      <text:p text:style-name="P1">Number of Fisher Scoring iterations: 4</text:p>
      <text:p text:style-name="P1"/>
      <text:p text:style-name="P1">&gt; </text:p>
      <text:p text:style-name="P1">&gt; pROC::auc(pROC::roc(as.numeric(VIP_data_subset_visit2_complete_cases$obesity), as.numeric(obesity_prediction_log_reg_time$fitted.value)))</text:p>
      <text:p text:style-name="P1">Area under the curve: 0.5853</text:p>
      <text:p text:style-name="P1"/>
      <text:p text:style-name="P1"/>
      <text:p text:style-name="P2"/>
      <text:p text:style-name="P2">together:</text:p>
      <text:p text:style-name="P2"/>
      <text:p text:style-name="P2"/>
      <text:p text:style-name="P2"/>
      <text:p text:style-name="P1">&gt; </text:p>
      <text:p text:style-name="P1">&gt; #model</text:p>
      <text:p text:style-name="P1">&gt; </text:p>
      <text:p text:style-name="P1">&gt; #logistic regression</text:p>
      <text:p text:style-name="P1">&gt; obesity_model_log_reg&lt;-glm(obesity ~ age + agesq + gender_factor + year + ffq_factor + diet_score,</text:p>
      <text:p text:style-name="P1">+ data=VIP_data_subset_visit1_complete_cases,family=binomial)</text:p>
      <text:p text:style-name="P1">&gt; </text:p>
      <text:p text:style-name="P1">&gt; summary(obesity_model_log_reg)</text:p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1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0.9834 <text:s/>-0.4611 <text:s/>-0.3929 <text:s/>-0.3263 <text:s text:c="2"/>3.0018 <text:s/></text:p>
      <text:p text:style-name="P1"/>
      <text:p text:style-name="P1">Coefficients:</text:p>
      <text:p text:style-name="P1"><text:soft-page-break/><text:s text:c="17"/>Estimate Std. Error z value Pr(&gt;|z|) <text:s text:c="3"/></text:p>
      <text:p text:style-name="P1">(Intercept) <text:s text:c="3"/>-8.554e+01 <text:s/>1.878e+01 <text:s/>-4.554 5.25e-06 ***</text:p>
      <text:p text:style-name="P1">age <text:s text:c="11"/>-8.626e-02 <text:s/>3.899e-02 <text:s/>-2.212 <text:s/>0.02694 * <text:s/></text:p>
      <text:p text:style-name="P1">agesq <text:s text:c="10"/>1.107e-03 <text:s/>4.616e-04 <text:s text:c="2"/>2.399 <text:s/>0.01646 * <text:s/></text:p>
      <text:p text:style-name="P1">gender_factor2 <text:s/>8.686e-02 <text:s/>4.115e-02 <text:s text:c="2"/>2.111 <text:s/>0.03478 * <text:s/></text:p>
      <text:p text:style-name="P1">year <text:s text:c="11"/>4.244e-02 <text:s/>9.414e-03 <text:s text:c="2"/>4.509 6.53e-06 ***</text:p>
      <text:p text:style-name="P1">ffq_factor1 <text:s text:c="3"/>-2.253e-01 <text:s/>7.398e-02 <text:s/>-3.046 <text:s/>0.00232 ** </text:p>
      <text:p text:style-name="P1">diet_score <text:s text:c="5"/>2.094e+00 <text:s/>1.039e-01 <text:s/>20.156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18300 <text:s/>on 31182 <text:s/>degrees of freedom</text:p>
      <text:p text:style-name="P1">Residual deviance: 17751 <text:s/>on 31176 <text:s/>degrees of freedom</text:p>
      <text:p text:style-name="P1">AIC: 17765</text:p>
      <text:p text:style-name="P1"/>
      <text:p text:style-name="P1">Number of Fisher Scoring iterations: 5</text:p>
      <text:p text:style-name="P1"/>
      <text:p text:style-name="P1">&gt; </text:p>
      <text:p text:style-name="P1">&gt; pROC::auc(pROC::roc(as.numeric(VIP_data_subset_visit1_complete_cases$obesity), </text:p>
      <text:p text:style-name="P1">+ obesity_model_log_reg$fitted.value))</text:p>
      <text:p text:style-name="P1">Area under the curve: 0.6348</text:p>
      <text:p text:style-name="P1"/>
      <text:p text:style-name="P1"/>
      <text:p text:style-name="P1">&gt; #predict </text:p>
      <text:p text:style-name="P1">&gt; </text:p>
      <text:p text:style-name="P1">&gt; #logistic regression</text:p>
      <text:p text:style-name="P1">&gt; obesity_prediction_log_reg&lt;-predict(obesity_model_log_reg, VIP_data_subset_visit2_complete_cases[,c("age","agesq","gender_factor","year","ffq_factor","diet_score")],</text:p>
      <text:p text:style-name="P1">+ ,type="response")</text:p>
      <text:p text:style-name="P1">&gt; </text:p>
      <text:p text:style-name="P1">&gt; pROC::auc(pROC::roc(as.numeric(VIP_data_subset_visit2_complete_cases$obesity), as.numeric(obesity_prediction_log_reg)))</text:p>
      <text:p text:style-name="P1">Area under the curve: 0.6166</text:p>
      <text:p text:style-name="P1">&gt; </text:p>
      <text:p text:style-name="P1">&gt; </text:p>
      <text:p text:style-name="P1">&gt; #logistic regression in time</text:p>
      <text:p text:style-name="P1">&gt; obesity_prediction_log_reg_time&lt;-glm(VIP_data_subset_visit2_complete_cases$obesity ~ VIP_data_subset_visit2_complete_cases$age + VIP_data_subset_visit2_complete_cases$agesq + </text:p>
      <text:p text:style-name="P1">+ VIP_data_subset_visit2_complete_cases$gender_factor + VIP_data_subset_visit2_complete_cases$year + VIP_data_subset_visit2_complete_cases$ffq_factor +</text:p>
      <text:p text:style-name="P1">+ VIP_data_subset_visit1_complete_cases$diet_score,family=binomial)</text:p>
      <text:p text:style-name="P1">&gt; </text:p>
      <text:p text:style-name="P1">&gt; summary(obesity_prediction_log_reg_time)</text:p>
      <text:p text:style-name="P1"/>
      <text:p text:style-name="P1">Call:</text:p>
      <text:p text:style-name="P1">glm(formula = VIP_data_subset_visit2_complete_cases$obesity ~ </text:p>
      <text:p text:style-name="P1"><text:soft-page-break/><text:s text:c="4"/>VIP_data_subset_visit2_complete_cases$age + VIP_data_subset_visit2_complete_cases$agesq + </text:p>
      <text:p text:style-name="P1"><text:s text:c="8"/>VIP_data_subset_visit2_complete_cases$gender_factor + </text:p>
      <text:p text:style-name="P1"><text:s text:c="8"/>VIP_data_subset_visit2_complete_cases$year + VIP_data_subset_visit2_complete_cases$ffq_factor + </text:p>
      <text:p text:style-name="P1"><text:s text:c="8"/>VIP_data_subset_visit1_complete_cases$diet_score, family = binomial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1632 <text:s/>-0.6040 <text:s/>-0.5317 <text:s/>-0.4493 <text:s text:c="2"/>2.7934 <text:s/></text:p>
      <text:p text:style-name="P1"/>
      <text:p text:style-name="P1">Coefficients:</text:p>
      <text:p text:style-name="P1"><text:s text:c="55"/>Estimate Std. Error</text:p>
      <text:p text:style-name="P1">(Intercept) <text:s text:c="41"/>-7.696e+01 <text:s/>8.576e+00</text:p>
      <text:p text:style-name="P1">VIP_data_subset_visit2_complete_cases$age <text:s text:c="11"/>-7.463e-02 <text:s/>3.633e-02</text:p>
      <text:p text:style-name="P1">VIP_data_subset_visit2_complete_cases$agesq <text:s text:c="10"/>6.885e-04 <text:s/>3.505e-04</text:p>
      <text:p text:style-name="P1">VIP_data_subset_visit2_complete_cases$gender_factor2 -1.918e-02 <text:s/>3.219e-02</text:p>
      <text:p text:style-name="P1">VIP_data_subset_visit2_complete_cases$year <text:s text:c="11"/>3.846e-02 <text:s/>4.353e-03</text:p>
      <text:p text:style-name="P1">VIP_data_subset_visit2_complete_cases$ffq_factor1 <text:s text:c="3"/>-4.647e-01 <text:s/>6.049e-01</text:p>
      <text:p text:style-name="P1">VIP_data_subset_visit1_complete_cases$diet_score <text:s text:c="5"/>1.810e+00 <text:s/>8.051e-02</text:p>
      <text:p text:style-name="P1"><text:s text:c="53"/>z value Pr(&gt;|z|) <text:s text:c="3"/></text:p>
      <text:p text:style-name="P1">(Intercept) <text:s text:c="42"/>-8.973 <text:s text:c="2"/>&lt;2e-16 ***</text:p>
      <text:p text:style-name="P1">VIP_data_subset_visit2_complete_cases$age <text:s text:c="12"/>-2.054 <text:s text:c="2"/>0.0400 * <text:s/></text:p>
      <text:p text:style-name="P1">VIP_data_subset_visit2_complete_cases$agesq <text:s text:c="11"/>1.965 <text:s text:c="2"/>0.0495 * <text:s/></text:p>
      <text:p text:style-name="P1">VIP_data_subset_visit2_complete_cases$gender_factor2 <text:s/>-0.596 <text:s text:c="2"/>0.5513 <text:s text:c="3"/></text:p>
      <text:p text:style-name="P1">VIP_data_subset_visit2_complete_cases$year <text:s text:c="12"/>8.835 <text:s text:c="2"/>&lt;2e-16 ***</text:p>
      <text:p text:style-name="P1">VIP_data_subset_visit2_complete_cases$ffq_factor1 <text:s text:c="4"/>-0.768 <text:s text:c="2"/>0.4424 <text:s text:c="3"/></text:p>
      <text:p text:style-name="P1">VIP_data_subset_visit1_complete_cases$diet_score <text:s text:c="5"/>22.476 <text:s text:c="2"/>&lt;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798 <text:s/>on 31176 <text:s/>degrees of freedom</text:p>
      <text:p text:style-name="P1">AIC: 25812</text:p>
      <text:p text:style-name="P1"/>
      <text:p text:style-name="P1">Number of Fisher Scoring iterations: 4</text:p>
      <text:p text:style-name="P1"/>
      <text:p text:style-name="P1">&gt; </text:p>
      <text:p text:style-name="P1">&gt; pROC::auc(pROC::roc(as.numeric(VIP_data_subset_visit2_complete_cases$obesity), as.numeric(obesity_prediction_log_reg_time$fitted.value)))</text:p>
      <text:p text:style-name="P1">Area under the curve: 0.6078</text:p>
      <text:p text:style-name="P1"/>
      <text:p text:style-name="P2"/>
      <text:p text:style-name="P2">same as before the effect size is bigger in elastic net, but AUC is bigger in normal regression fitting all together <text:span text:style-name="T2">and so is AIC, but AUC and AIC are slightly smaller than if fitting all variables instead of selected, but effect size is slightly bigger</text:span></text:p>
      <text:p text:style-name="P2"/>
      <text:p text:style-name="P2"/>
      <text:p text:style-name="P2"><text:soft-page-break/>final check is in visit 2, fitting obesity with diet score from visit2(regression coefficients from independent)</text:p>
      <text:p text:style-name="P2"/>
      <text:p text:style-name="P2">for elastic net, alpha=0.3 and for selected variables separate lm and lm all together, results:</text:p>
      <text:p text:style-name="P2"/>
      <text:p text:style-name="P2"/>
      <text:p text:style-name="P2"/>
      <text:p text:style-name="P1"/>
      <text:p text:style-name="P1">&gt; #elastic net coefficients</text:p>
      <text:p text:style-name="P1">&gt; </text:p>
      <text:p text:style-name="P1">&gt; #make diet score</text:p>
      <text:p text:style-name="P1">&gt; VIP_data_subset_visit2_complete_cases$diet_score&lt;-apply(as.matrix(VIP_data_subset_visit2_complete_cases[,10:45])%*%</text:p>
      <text:p text:style-name="P1">+ diag(regression_coefficients[6,]),1,sum,na.rm=T)</text:p>
      <text:p text:style-name="P1">&gt; </text:p>
      <text:p text:style-name="P1">&gt; </text:p>
      <text:p text:style-name="P1">&gt; obesity_prediction_log_reg_visit2&lt;-glm(obesity ~ age + agesq + gender_factor + year + ffq_factor + diet_score, data=VIP_data_subset_visit2_complete_cases, family=binomial)</text:p>
      <text:p text:style-name="P1">&gt; </text:p>
      <text:p text:style-name="P1">&gt; summary(obesity_prediction_log_reg_visit2)</text:p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2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8430 <text:s/>-0.6024 <text:s/>-0.5215 <text:s/>-0.4314 <text:s text:c="2"/>2.5412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4.236e+01 <text:s/>8.787e+00 <text:s/>-4.820 1.43e-06 ***</text:p>
      <text:p text:style-name="P1">age <text:s text:c="11"/>-1.542e-02 <text:s/>3.644e-02 <text:s/>-0.423 <text:s text:c="3"/>0.672 <text:s text:c="3"/></text:p>
      <text:p text:style-name="P1">agesq <text:s text:c="10"/>1.734e-04 <text:s/>3.517e-04 <text:s text:c="2"/>0.493 <text:s text:c="3"/>0.622 <text:s text:c="3"/></text:p>
      <text:p text:style-name="P1">gender_factor2 -3.514e-02 <text:s/>3.235e-02 <text:s/>-1.087 <text:s text:c="3"/>0.277 <text:s text:c="3"/></text:p>
      <text:p text:style-name="P1">year <text:s text:c="11"/>2.038e-02 <text:s/>4.455e-03 <text:s text:c="2"/>4.574 4.77e-06 ***</text:p>
      <text:p text:style-name="P1">ffq_factor1 <text:s text:c="3"/>-7.440e-01 <text:s/>6.046e-01 <text:s/>-1.231 <text:s text:c="3"/>0.218 <text:s text:c="3"/></text:p>
      <text:p text:style-name="P1">diet_score <text:s text:c="5"/>2.725e+00 <text:s/>1.019e-01 <text:s/>26.729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581 <text:s/>on 31176 <text:s/>degrees of freedom</text:p>
      <text:p text:style-name="P1">AIC: 25595</text:p>
      <text:p text:style-name="P1"/>
      <text:p text:style-name="P1">Number of Fisher Scoring iterations: 4</text:p>
      <text:p text:style-name="P1"/>
      <text:p text:style-name="P1"><text:soft-page-break/>&gt; </text:p>
      <text:p text:style-name="P1">&gt; pROC::auc(pROC::roc(as.numeric(VIP_data_subset_visit2_complete_cases$obesity), as.numeric(obesity_prediction_log_reg_visit2$fitted.value)))</text:p>
      <text:p text:style-name="P1">Area under the curve: 0.6255</text:p>
      <text:p text:style-name="P1">&gt; </text:p>
      <text:p text:style-name="P1">&gt; </text:p>
      <text:p text:style-name="P1">&gt; </text:p>
      <text:p text:style-name="P1">&gt; #separate lm coefficients</text:p>
      <text:p text:style-name="P1">&gt; </text:p>
      <text:p text:style-name="P1">&gt; #make diet score</text:p>
      <text:p text:style-name="P1">&gt; VIP_data_subset_visit2_complete_cases$diet_score&lt;-apply(as.matrix(VIP_data_subset_visit2_complete_cases[,selected_nutrients])%*%</text:p>
      <text:p text:style-name="P1">+ diag(regression_coefficients_lin_reg_sep),1,sum,na.rm=T)</text:p>
      <text:p text:style-name="P1">&gt; </text:p>
      <text:p text:style-name="P1">&gt; </text:p>
      <text:p text:style-name="P1">&gt; obesity_prediction_log_reg_visit2&lt;-glm(obesity ~ age + agesq + gender_factor + year + ffq_factor + diet_score, data=VIP_data_subset_visit2_complete_cases, family=binomial)</text:p>
      <text:p text:style-name="P1">&gt; </text:p>
      <text:p text:style-name="P1">&gt; summary(obesity_prediction_log_reg_visit2)</text:p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2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2890 <text:s/>-0.6018 <text:s/>-0.5391 <text:s/>-0.4629 <text:s text:c="2"/>2.4920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3.603e+01 <text:s/>8.771e+00 <text:s/>-4.108 3.99e-05 ***</text:p>
      <text:p text:style-name="P1">age <text:s text:c="11"/>-2.911e-02 <text:s/>3.616e-02 <text:s/>-0.805 0.420814 <text:s text:c="3"/></text:p>
      <text:p text:style-name="P1">agesq <text:s text:c="10"/>3.051e-04 <text:s/>3.489e-04 <text:s text:c="2"/>0.875 0.381845 <text:s text:c="3"/></text:p>
      <text:p text:style-name="P1">gender_factor2 -1.090e-01 <text:s/>3.268e-02 <text:s/>-3.335 0.000854 ***</text:p>
      <text:p text:style-name="P1">year <text:s text:c="11"/>1.743e-02 <text:s/>4.446e-03 <text:s text:c="2"/>3.921 8.80e-05 ***</text:p>
      <text:p text:style-name="P1">ffq_factor1 <text:s text:c="3"/>-6.965e-01 <text:s/>6.038e-01 <text:s/>-1.154 0.248674 <text:s text:c="3"/></text:p>
      <text:p text:style-name="P1">diet_score <text:s text:c="5"/>6.049e-01 <text:s/>3.070e-02 <text:s/>19.704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919 <text:s/>on 31176 <text:s/>degrees of freedom</text:p>
      <text:p text:style-name="P1">AIC: 25933</text:p>
      <text:p text:style-name="P1"/>
      <text:p text:style-name="P1">Number of Fisher Scoring iterations: 4</text:p>
      <text:p text:style-name="P1"/>
      <text:p text:style-name="P1">&gt; pROC::auc(pROC::roc(as.numeric(VIP_data_subset_visit2_complete_cases$obesity), <text:soft-page-break/>as.numeric(obesity_prediction_log_reg_visit2$fitted.value)))</text:p>
      <text:p text:style-name="P1">Area under the curve: 0.5957</text:p>
      <text:p text:style-name="P1">&gt; #multiple linear regression, all together </text:p>
      <text:p text:style-name="P1">&gt; </text:p>
      <text:p text:style-name="P1">&gt; #make diet score</text:p>
      <text:p text:style-name="P1">&gt; VIP_data_subset_visit2_complete_cases$diet_score&lt;-apply(as.matrix(VIP_data_subset_visit2_complete_cases[,selected_nutrients])%*%</text:p>
      <text:p text:style-name="P1">+ diag(regression_coefficients_lin_reg_multi),1,sum,na.rm=T)</text:p>
      <text:p text:style-name="P1">&gt; </text:p>
      <text:p text:style-name="P1">&gt; </text:p>
      <text:p text:style-name="P1">&gt; obesity_prediction_log_reg_visit2&lt;-glm(obesity ~ age + agesq + gender_factor + year + ffq_factor + diet_score, data=VIP_data_subset_visit2_complete_cases, family=binomial)</text:p>
      <text:p text:style-name="P1">&gt; </text:p>
      <text:p text:style-name="P1">&gt; summary(obesity_prediction_log_reg_visit2)</text:p>
      <text:p text:style-name="P1"/>
      <text:p text:style-name="P1">Call:</text:p>
      <text:p text:style-name="P1">glm(formula = obesity ~ age + agesq + gender_factor + year + </text:p>
      <text:p text:style-name="P1"><text:s text:c="4"/>ffq_factor + diet_score, family = binomial, data = VIP_data_subset_visit2_complete_cases)</text:p>
      <text:p text:style-name="P1"/>
      <text:p text:style-name="P1">Deviance Residuals: </text:p>
      <text:p text:style-name="P1"><text:s text:c="4"/>Min <text:s text:c="6"/>1Q <text:s text:c="2"/>Median <text:s text:c="6"/>3Q <text:s text:c="5"/>Max <text:s/></text:p>
      <text:p text:style-name="P1">-1.7748 <text:s/>-0.6047 <text:s/>-0.5190 <text:s/>-0.4237 <text:s text:c="2"/>2.5824 <text:s/></text:p>
      <text:p text:style-name="P1"/>
      <text:p text:style-name="P1">Coefficients:</text:p>
      <text:p text:style-name="P1"><text:s text:c="17"/>Estimate Std. Error z value Pr(&gt;|z|) <text:s text:c="3"/></text:p>
      <text:p text:style-name="P1">(Intercept) <text:s text:c="3"/>-5.237e+01 <text:s/>8.798e+00 <text:s/>-5.953 2.64e-09 ***</text:p>
      <text:p text:style-name="P1">age <text:s text:c="11"/>-8.323e-03 <text:s/>3.648e-02 <text:s/>-0.228 <text:s text:c="3"/>0.820 <text:s text:c="3"/></text:p>
      <text:p text:style-name="P1">agesq <text:s text:c="10"/>9.355e-05 <text:s/>3.521e-04 <text:s text:c="2"/>0.266 <text:s text:c="3"/>0.790 <text:s text:c="3"/></text:p>
      <text:p text:style-name="P1">gender_factor2 -1.404e-02 <text:s/>3.234e-02 <text:s/>-0.434 <text:s text:c="3"/>0.664 <text:s text:c="3"/></text:p>
      <text:p text:style-name="P1">year <text:s text:c="11"/>2.529e-02 <text:s/>4.460e-03 <text:s text:c="2"/>5.670 1.43e-08 ***</text:p>
      <text:p text:style-name="P1">ffq_factor1 <text:s text:c="3"/>-7.930e-01 <text:s/>6.060e-01 <text:s/>-1.309 <text:s text:c="3"/>0.191 <text:s text:c="3"/></text:p>
      <text:p text:style-name="P1">diet_score <text:s text:c="5"/>2.223e+00 <text:s/>8.058e-02 <text:s/>27.590 <text:s/>&lt; 2e-16 ***</text:p>
      <text:p text:style-name="P1">---</text:p>
      <text:p text:style-name="P1">Signif. codes: <text:s/>0 ‘***’ 0.001 ‘**’ 0.01 ‘*’ 0.05 ‘.’ 0.1 ‘ ’ 1</text:p>
      <text:p text:style-name="P1"/>
      <text:p text:style-name="P1">(Dispersion parameter for binomial family taken to be 1)</text:p>
      <text:p text:style-name="P1"/>
      <text:p text:style-name="P1"><text:s text:c="4"/>Null deviance: 26365 <text:s/>on 31182 <text:s/>degrees of freedom</text:p>
      <text:p text:style-name="P1">Residual deviance: 25528 <text:s/>on 31176 <text:s/>degrees of freedom</text:p>
      <text:p text:style-name="P1">AIC: 25542</text:p>
      <text:p text:style-name="P1"/>
      <text:p text:style-name="P1">Number of Fisher Scoring iterations: 4</text:p>
      <text:p text:style-name="P1"/>
      <text:p text:style-name="P1">&gt; pROC::auc(pROC::roc(as.numeric(VIP_data_subset_visit2_complete_cases$obesity), as.numeric(obesity_prediction_log_reg_visit2$fitted.value)))</text:p>
      <text:p text:style-name="P1">Area under the curve: 0.6289</text:p>
      <text:p text:style-name="P1"/>
      <text:p text:style-name="P2">as before, effect size bigger in elastic net, <text:span text:style-name="T3">AUC and AIC</text:span> slightly bigger in normal lm fitted all toget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6:05:41.081449692</meta:creation-date>
    <dc:date>2017-05-15T09:54:55.419616320</dc:date>
    <meta:editing-duration>PT50M37S</meta:editing-duration>
    <meta:editing-cycles>7</meta:editing-cycles>
    <meta:generator>LibreOffice/5.0.3.2$Linux_X86_64 LibreOffice_project/00m0$Build-2</meta:generator>
    <meta:document-statistic meta:table-count="0" meta:image-count="0" meta:object-count="0" meta:page-count="31" meta:paragraph-count="1051" meta:word-count="5101" meta:character-count="53974" meta:non-whitespace-character-count="42151"/>
  </office:meta>
</office:document-meta>
</file>